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5.15937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Messungen</text:p>
          </table:table-cell>
          <table:table-cell office:value-type="string" table:style-name="ce1">
            <text:p>Temperatur 5 (°C)</text:p>
          </table:table-cell>
          <table:table-cell office:value-type="string" table:style-name="ce1">
            <text:p>Temperatur 6 (°C)</text:p>
          </table:table-cell>
          <table:table-cell/>
          <table:table-cell table:style-name="ce1">
            <draw:frame draw:z-index="1" draw:id="id0" draw:style-name="a0" draw:name="Diagramm 2" svg:x="0.03846in" svg:y="0.11667in" svg:width="11.39672in" svg:height="8.5407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9.87" table:style-name="ce1">
            <text:p>19,87</text:p>
          </table:table-cell>
          <table:table-cell office:value-type="float" office:value="18.16" table:style-name="ce1">
            <text:p>18,1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.78" table:style-name="ce1">
            <text:p>19,78</text:p>
          </table:table-cell>
          <table:table-cell office:value-type="float" office:value="18.32" table:style-name="ce1">
            <text:p>18,3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.73" table:style-name="ce1">
            <text:p>19,73</text:p>
          </table:table-cell>
          <table:table-cell office:value-type="float" office:value="19.02" table:style-name="ce1">
            <text:p>19,02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.78" table:style-name="ce1">
            <text:p>19,78</text:p>
          </table:table-cell>
          <table:table-cell office:value-type="float" office:value="20.03" table:style-name="ce1">
            <text:p>20,0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.96" table:style-name="ce1">
            <text:p>19,96</text:p>
          </table:table-cell>
          <table:table-cell office:value-type="float" office:value="21.19" table:style-name="ce1">
            <text:p>21,1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.260000000000002" table:style-name="ce1">
            <text:p>20,26</text:p>
          </table:table-cell>
          <table:table-cell office:value-type="float" office:value="22.38" table:style-name="ce1">
            <text:p>22,38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.63" table:style-name="ce1">
            <text:p>20,63</text:p>
          </table:table-cell>
          <table:table-cell office:value-type="float" office:value="23.52" table:style-name="ce1">
            <text:p>23,5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.08" table:style-name="ce1">
            <text:p>21,08</text:p>
          </table:table-cell>
          <table:table-cell office:value-type="float" office:value="24.62" table:style-name="ce1">
            <text:p>24,62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.57" table:style-name="ce1">
            <text:p>21,57</text:p>
          </table:table-cell>
          <table:table-cell office:value-type="float" office:value="25.66" table:style-name="ce1">
            <text:p>25,6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2.01" table:style-name="ce1">
            <text:p>22,01</text:p>
          </table:table-cell>
          <table:table-cell office:value-type="float" office:value="26.66" table:style-name="ce1">
            <text:p>26,6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.66" table:style-name="ce1">
            <text:p>22,66</text:p>
          </table:table-cell>
          <table:table-cell office:value-type="float" office:value="27.61" table:style-name="ce1">
            <text:p>27,6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.23" table:style-name="ce1">
            <text:p>23,23</text:p>
          </table:table-cell>
          <table:table-cell office:value-type="float" office:value="28.51" table:style-name="ce1">
            <text:p>28,5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.81" table:style-name="ce1">
            <text:p>23,81</text:p>
          </table:table-cell>
          <table:table-cell office:value-type="float" office:value="29.36" table:style-name="ce1">
            <text:p>29,3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.4" table:style-name="ce1">
            <text:p>24,4</text:p>
          </table:table-cell>
          <table:table-cell office:value-type="float" office:value="30.18" table:style-name="ce1">
            <text:p>30,1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5.01" table:style-name="ce1">
            <text:p>25,01</text:p>
          </table:table-cell>
          <table:table-cell office:value-type="float" office:value="30.97" table:style-name="ce1">
            <text:p>30,97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.61" table:style-name="ce1">
            <text:p>25,61</text:p>
          </table:table-cell>
          <table:table-cell office:value-type="float" office:value="31.73" table:style-name="ce1">
            <text:p>31,7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6.22" table:style-name="ce1">
            <text:p>26,22</text:p>
          </table:table-cell>
          <table:table-cell office:value-type="float" office:value="32.46" table:style-name="ce1">
            <text:p>32,4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6.82" table:style-name="ce1">
            <text:p>26,82</text:p>
          </table:table-cell>
          <table:table-cell office:value-type="float" office:value="33.17" table:style-name="ce1">
            <text:p>33,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7.43" table:style-name="ce1">
            <text:p>27,43</text:p>
          </table:table-cell>
          <table:table-cell office:value-type="float" office:value="33.85" table:style-name="ce1">
            <text:p>33,8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8.03" table:style-name="ce1">
            <text:p>28,03</text:p>
          </table:table-cell>
          <table:table-cell office:value-type="float" office:value="34.51" table:style-name="ce1">
            <text:p>34,5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8.63" table:style-name="ce1">
            <text:p>28,63</text:p>
          </table:table-cell>
          <table:table-cell office:value-type="float" office:value="35.15" table:style-name="ce1">
            <text:p>35,1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9.22" table:style-name="ce1">
            <text:p>29,22</text:p>
          </table:table-cell>
          <table:table-cell office:value-type="float" office:value="35.78" table:style-name="ce1">
            <text:p>35,7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9.81" table:style-name="ce1">
            <text:p>29,81</text:p>
          </table:table-cell>
          <table:table-cell office:value-type="float" office:value="36.380000000000003" table:style-name="ce1">
            <text:p>36,3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0.39" table:style-name="ce1">
            <text:p>30,39</text:p>
          </table:table-cell>
          <table:table-cell office:value-type="float" office:value="36.979999999999997" table:style-name="ce1">
            <text:p>36,98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0.97" table:style-name="ce1">
            <text:p>30,97</text:p>
          </table:table-cell>
          <table:table-cell office:value-type="float" office:value="37.549999999999997" table:style-name="ce1">
            <text:p>37,55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1.53" table:style-name="ce1">
            <text:p>31,53</text:p>
          </table:table-cell>
          <table:table-cell office:value-type="float" office:value="38.11" table:style-name="ce1">
            <text:p>38,11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2.090000000000003" table:style-name="ce1">
            <text:p>32,09</text:p>
          </table:table-cell>
          <table:table-cell office:value-type="float" office:value="38.67" table:style-name="ce1">
            <text:p>38,67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2.64" table:style-name="ce1">
            <text:p>32,64</text:p>
          </table:table-cell>
          <table:table-cell office:value-type="float" office:value="39.21" table:style-name="ce1">
            <text:p>39,21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3.18" table:style-name="ce1">
            <text:p>33,18</text:p>
          </table:table-cell>
          <table:table-cell office:value-type="float" office:value="39.74" table:style-name="ce1">
            <text:p>39,74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3.71" table:style-name="ce1">
            <text:p>33,71</text:p>
          </table:table-cell>
          <table:table-cell office:value-type="float" office:value="40.24" table:style-name="ce1">
            <text:p>40,2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4.24" table:style-name="ce1">
            <text:p>34,24</text:p>
          </table:table-cell>
          <table:table-cell office:value-type="float" office:value="40.74" table:style-name="ce1">
            <text:p>40,7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4.770000000000003" table:style-name="ce1">
            <text:p>34,77</text:p>
          </table:table-cell>
          <table:table-cell office:value-type="float" office:value="41.24" table:style-name="ce1">
            <text:p>41,2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5.28" table:style-name="ce1">
            <text:p>35,28</text:p>
          </table:table-cell>
          <table:table-cell office:value-type="float" office:value="41.72" table:style-name="ce1">
            <text:p>41,72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5.78" table:style-name="ce1">
            <text:p>35,78</text:p>
          </table:table-cell>
          <table:table-cell office:value-type="float" office:value="42.19" table:style-name="ce1">
            <text:p>42,19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6.28" table:style-name="ce1">
            <text:p>36,28</text:p>
          </table:table-cell>
          <table:table-cell office:value-type="float" office:value="42.66" table:style-name="ce1">
            <text:p>42,66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6.770000000000003" table:style-name="ce1">
            <text:p>36,77</text:p>
          </table:table-cell>
          <table:table-cell office:value-type="float" office:value="43.11" table:style-name="ce1">
            <text:p>43,11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7.25" table:style-name="ce1">
            <text:p>37,25</text:p>
          </table:table-cell>
          <table:table-cell office:value-type="float" office:value="43.55" table:style-name="ce1">
            <text:p>43,55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7.72" table:style-name="ce1">
            <text:p>37,72</text:p>
          </table:table-cell>
          <table:table-cell office:value-type="float" office:value="43.99" table:style-name="ce1">
            <text:p>43,9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8.19" table:style-name="ce1">
            <text:p>38,19</text:p>
          </table:table-cell>
          <table:table-cell office:value-type="float" office:value="44.42" table:style-name="ce1">
            <text:p>44,42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8.659999999999997" table:style-name="ce1">
            <text:p>38,66</text:p>
          </table:table-cell>
          <table:table-cell office:value-type="float" office:value="44.84" table:style-name="ce1">
            <text:p>44,84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9.1" table:style-name="ce1">
            <text:p>39,1</text:p>
          </table:table-cell>
          <table:table-cell office:value-type="float" office:value="45.25" table:style-name="ce1">
            <text:p>45,25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9.54" table:style-name="ce1">
            <text:p>39,54</text:p>
          </table:table-cell>
          <table:table-cell office:value-type="float" office:value="45.66" table:style-name="ce1">
            <text:p>45,66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9.979999999999997" table:style-name="ce1">
            <text:p>39,98</text:p>
          </table:table-cell>
          <table:table-cell office:value-type="float" office:value="46.05" table:style-name="ce1">
            <text:p>46,0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0.409999999999997" table:style-name="ce1">
            <text:p>40,41</text:p>
          </table:table-cell>
          <table:table-cell office:value-type="float" office:value="46.44" table:style-name="ce1">
            <text:p>46,44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0.83" table:style-name="ce1">
            <text:p>40,83</text:p>
          </table:table-cell>
          <table:table-cell office:value-type="float" office:value="46.83" table:style-name="ce1">
            <text:p>46,83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1.25" table:style-name="ce1">
            <text:p>41,25</text:p>
          </table:table-cell>
          <table:table-cell office:value-type="float" office:value="47.2" table:style-name="ce1">
            <text:p>47,2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1.66" table:style-name="ce1">
            <text:p>41,66</text:p>
          </table:table-cell>
          <table:table-cell office:value-type="float" office:value="47.58" table:style-name="ce1">
            <text:p>47,58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2.06" table:style-name="ce1">
            <text:p>42,06</text:p>
          </table:table-cell>
          <table:table-cell office:value-type="float" office:value="47.94" table:style-name="ce1">
            <text:p>47,94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2.46" table:style-name="ce1">
            <text:p>42,46</text:p>
          </table:table-cell>
          <table:table-cell office:value-type="float" office:value="48.3" table:style-name="ce1">
            <text:p>48,3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2.84" table:style-name="ce1">
            <text:p>42,84</text:p>
          </table:table-cell>
          <table:table-cell office:value-type="float" office:value="48.65" table:style-name="ce1">
            <text:p>48,6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3.23" table:style-name="ce1">
            <text:p>43,23</text:p>
          </table:table-cell>
          <table:table-cell office:value-type="float" office:value="48.99" table:style-name="ce1">
            <text:p>48,99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3.61" table:style-name="ce1">
            <text:p>43,61</text:p>
          </table:table-cell>
          <table:table-cell office:value-type="float" office:value="49.24" table:style-name="ce1">
            <text:p>49,24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3.96" table:style-name="ce1">
            <text:p>43,96</text:p>
          </table:table-cell>
          <table:table-cell office:value-type="float" office:value="48.92" table:style-name="ce1">
            <text:p>48,92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4.21" table:style-name="ce1">
            <text:p>44,21</text:p>
          </table:table-cell>
          <table:table-cell office:value-type="float" office:value="48.18" table:style-name="ce1">
            <text:p>48,18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4.33" table:style-name="ce1">
            <text:p>44,33</text:p>
          </table:table-cell>
          <table:table-cell office:value-type="float" office:value="47.23" table:style-name="ce1">
            <text:p>47,23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4.32" table:style-name="ce1">
            <text:p>44,32</text:p>
          </table:table-cell>
          <table:table-cell office:value-type="float" office:value="46.23" table:style-name="ce1">
            <text:p>46,23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4.21" table:style-name="ce1">
            <text:p>44,21</text:p>
          </table:table-cell>
          <table:table-cell office:value-type="float" office:value="45.26" table:style-name="ce1">
            <text:p>45,26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4.02" table:style-name="ce1">
            <text:p>44,02</text:p>
          </table:table-cell>
          <table:table-cell office:value-type="float" office:value="44.34" table:style-name="ce1">
            <text:p>44,34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3.77" table:style-name="ce1">
            <text:p>43,77</text:p>
          </table:table-cell>
          <table:table-cell office:value-type="float" office:value="43.47" table:style-name="ce1">
            <text:p>43,47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3.48" table:style-name="ce1">
            <text:p>43,48</text:p>
          </table:table-cell>
          <table:table-cell office:value-type="float" office:value="42.66" table:style-name="ce1">
            <text:p>42,66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3.16" table:style-name="ce1">
            <text:p>43,16</text:p>
          </table:table-cell>
          <table:table-cell office:value-type="float" office:value="41.9" table:style-name="ce1">
            <text:p>41,9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2.81" table:style-name="ce1">
            <text:p>42,81</text:p>
          </table:table-cell>
          <table:table-cell office:value-type="float" office:value="41.21" table:style-name="ce1">
            <text:p>41,21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2.45" table:style-name="ce1">
            <text:p>42,45</text:p>
          </table:table-cell>
          <table:table-cell office:value-type="float" office:value="40.549999999999997" table:style-name="ce1">
            <text:p>40,55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2.08" table:style-name="ce1">
            <text:p>42,08</text:p>
          </table:table-cell>
          <table:table-cell office:value-type="float" office:value="39.93" table:style-name="ce1">
            <text:p>39,93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1.7" table:style-name="ce1">
            <text:p>41,7</text:p>
          </table:table-cell>
          <table:table-cell office:value-type="float" office:value="39.36" table:style-name="ce1">
            <text:p>39,36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1.32" table:style-name="ce1">
            <text:p>41,32</text:p>
          </table:table-cell>
          <table:table-cell office:value-type="float" office:value="38.82" table:style-name="ce1">
            <text:p>38,82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0.93" table:style-name="ce1">
            <text:p>40,93</text:p>
          </table:table-cell>
          <table:table-cell office:value-type="float" office:value="38.31" table:style-name="ce1">
            <text:p>38,31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0.549999999999997" table:style-name="ce1">
            <text:p>40,55</text:p>
          </table:table-cell>
          <table:table-cell office:value-type="float" office:value="37.82" table:style-name="ce1">
            <text:p>37,82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40.17" table:style-name="ce1">
            <text:p>40,17</text:p>
          </table:table-cell>
          <table:table-cell office:value-type="float" office:value="37.369999999999997" table:style-name="ce1">
            <text:p>37,37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9.79" table:style-name="ce1">
            <text:p>39,79</text:p>
          </table:table-cell>
          <table:table-cell office:value-type="float" office:value="36.93" table:style-name="ce1">
            <text:p>36,93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9.409999999999997" table:style-name="ce1">
            <text:p>39,41</text:p>
          </table:table-cell>
          <table:table-cell office:value-type="float" office:value="36.520000000000003" table:style-name="ce1">
            <text:p>36,52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9.03" table:style-name="ce1">
            <text:p>39,03</text:p>
          </table:table-cell>
          <table:table-cell office:value-type="float" office:value="36.119999999999997" table:style-name="ce1">
            <text:p>36,12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38.67" table:style-name="ce1">
            <text:p>38,67</text:p>
          </table:table-cell>
          <table:table-cell office:value-type="float" office:value="35.74" table:style-name="ce1">
            <text:p>35,74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38.31" table:style-name="ce1">
            <text:p>38,31</text:p>
          </table:table-cell>
          <table:table-cell office:value-type="float" office:value="35.39" table:style-name="ce1">
            <text:p>35,39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7.950000000000003" table:style-name="ce1">
            <text:p>37,95</text:p>
          </table:table-cell>
          <table:table-cell office:value-type="float" office:value="35.04" table:style-name="ce1">
            <text:p>35,04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7.6" table:style-name="ce1">
            <text:p>37,6</text:p>
          </table:table-cell>
          <table:table-cell office:value-type="float" office:value="34.71" table:style-name="ce1">
            <text:p>34,71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7.26" table:style-name="ce1">
            <text:p>37,26</text:p>
          </table:table-cell>
          <table:table-cell office:value-type="float" office:value="34.39" table:style-name="ce1">
            <text:p>34,39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6.92" table:style-name="ce1">
            <text:p>36,92</text:p>
          </table:table-cell>
          <table:table-cell office:value-type="float" office:value="34.090000000000003" table:style-name="ce1">
            <text:p>34,09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36.6" table:style-name="ce1">
            <text:p>36,6</text:p>
          </table:table-cell>
          <table:table-cell office:value-type="float" office:value="33.799999999999997" table:style-name="ce1">
            <text:p>33,8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36.28" table:style-name="ce1">
            <text:p>36,28</text:p>
          </table:table-cell>
          <table:table-cell office:value-type="float" office:value="33.520000000000003" table:style-name="ce1">
            <text:p>33,52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5.979999999999997" table:style-name="ce1">
            <text:p>35,98</text:p>
          </table:table-cell>
          <table:table-cell office:value-type="float" office:value="33.25" table:style-name="ce1">
            <text:p>33,25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35.68" table:style-name="ce1">
            <text:p>35,68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5.39" table:style-name="ce1">
            <text:p>35,39</text:p>
          </table:table-cell>
          <table:table-cell office:value-type="float" office:value="32.75" table:style-name="ce1">
            <text:p>32,75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5.1" table:style-name="ce1">
            <text:p>35,1</text:p>
          </table:table-cell>
          <table:table-cell office:value-type="float" office:value="32.520000000000003" table:style-name="ce1">
            <text:p>32,52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4.82" table:style-name="ce1">
            <text:p>34,82</text:p>
          </table:table-cell>
          <table:table-cell office:value-type="float" office:value="32.299999999999997" table:style-name="ce1">
            <text:p>32,3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4.549999999999997" table:style-name="ce1">
            <text:p>34,55</text:p>
          </table:table-cell>
          <table:table-cell office:value-type="float" office:value="32.07" table:style-name="ce1">
            <text:p>32,07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4.29" table:style-name="ce1">
            <text:p>34,29</text:p>
          </table:table-cell>
          <table:table-cell office:value-type="float" office:value="31.87" table:style-name="ce1">
            <text:p>31,87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34.04" table:style-name="ce1">
            <text:p>34,04</text:p>
          </table:table-cell>
          <table:table-cell office:value-type="float" office:value="31.67" table:style-name="ce1">
            <text:p>31,67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31.48" table:style-name="ce1">
            <text:p>31,48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3.549999999999997" table:style-name="ce1">
            <text:p>33,55</text:p>
          </table:table-cell>
          <table:table-cell office:value-type="float" office:value="31.3" table:style-name="ce1">
            <text:p>31,3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3.33" table:style-name="ce1">
            <text:p>33,33</text:p>
          </table:table-cell>
          <table:table-cell office:value-type="float" office:value="31.12" table:style-name="ce1">
            <text:p>31,12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33.1" table:style-name="ce1">
            <text:p>33,1</text:p>
          </table:table-cell>
          <table:table-cell office:value-type="float" office:value="30.95" table:style-name="ce1">
            <text:p>30,95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2.89" table:style-name="ce1">
            <text:p>32,89</text:p>
          </table:table-cell>
          <table:table-cell office:value-type="float" office:value="30.79" table:style-name="ce1">
            <text:p>30,79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32.68" table:style-name="ce1">
            <text:p>32,68</text:p>
          </table:table-cell>
          <table:table-cell office:value-type="float" office:value="30.65" table:style-name="ce1">
            <text:p>30,65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2.479999999999997" table:style-name="ce1">
            <text:p>32,48</text:p>
          </table:table-cell>
          <table:table-cell office:value-type="float" office:value="30.49" table:style-name="ce1">
            <text:p>30,49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2.29" table:style-name="ce1">
            <text:p>32,29</text:p>
          </table:table-cell>
          <table:table-cell office:value-type="float" office:value="30.36" table:style-name="ce1">
            <text:p>30,36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2.1" table:style-name="ce1">
            <text:p>32,1</text:p>
          </table:table-cell>
          <table:table-cell office:value-type="float" office:value="30.23" table:style-name="ce1">
            <text:p>30,23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31.91" table:style-name="ce1">
            <text:p>31,91</text:p>
          </table:table-cell>
          <table:table-cell office:value-type="float" office:value="30.1" table:style-name="ce1">
            <text:p>30,1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1.74" table:style-name="ce1">
            <text:p>31,74</text:p>
          </table:table-cell>
          <table:table-cell office:value-type="float" office:value="29.98" table:style-name="ce1">
            <text:p>29,98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1.57" table:style-name="ce1">
            <text:p>31,57</text:p>
          </table:table-cell>
          <table:table-cell office:value-type="float" office:value="29.86" table:style-name="ce1">
            <text:p>29,86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1.41" table:style-name="ce1">
            <text:p>31,41</text:p>
          </table:table-cell>
          <table:table-cell office:value-type="float" office:value="29.75" table:style-name="ce1">
            <text:p>29,75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1.25" table:style-name="ce1">
            <text:p>31,25</text:p>
          </table:table-cell>
          <table:table-cell office:value-type="float" office:value="29.76" table:style-name="ce1">
            <text:p>29,76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31.13" table:style-name="ce1">
            <text:p>31,13</text:p>
          </table:table-cell>
          <table:table-cell office:value-type="float" office:value="30.3" table:style-name="ce1">
            <text:p>30,3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31.1" table:style-name="ce1">
            <text:p>31,1</text:p>
          </table:table-cell>
          <table:table-cell office:value-type="float" office:value="31.24" table:style-name="ce1">
            <text:p>31,24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31.19" table:style-name="ce1">
            <text:p>31,19</text:p>
          </table:table-cell>
          <table:table-cell office:value-type="float" office:value="32.369999999999997" table:style-name="ce1">
            <text:p>32,37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31.41" table:style-name="ce1">
            <text:p>31,41</text:p>
          </table:table-cell>
          <table:table-cell office:value-type="float" office:value="33.520000000000003" table:style-name="ce1">
            <text:p>33,52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31.73" table:style-name="ce1">
            <text:p>31,73</text:p>
          </table:table-cell>
          <table:table-cell office:value-type="float" office:value="34.67" table:style-name="ce1">
            <text:p>34,67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2.119999999999997" table:style-name="ce1">
            <text:p>32,12</text:p>
          </table:table-cell>
          <table:table-cell office:value-type="float" office:value="35.770000000000003" table:style-name="ce1">
            <text:p>35,77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32.57" table:style-name="ce1">
            <text:p>32,57</text:p>
          </table:table-cell>
          <table:table-cell office:value-type="float" office:value="36.83" table:style-name="ce1">
            <text:p>36,83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33.06" table:style-name="ce1">
            <text:p>33,06</text:p>
          </table:table-cell>
          <table:table-cell office:value-type="float" office:value="37.82" table:style-name="ce1">
            <text:p>37,82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3.57" table:style-name="ce1">
            <text:p>33,57</text:p>
          </table:table-cell>
          <table:table-cell office:value-type="float" office:value="38.770000000000003" table:style-name="ce1">
            <text:p>38,77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34.11" table:style-name="ce1">
            <text:p>34,11</text:p>
          </table:table-cell>
          <table:table-cell office:value-type="float" office:value="39.67" table:style-name="ce1">
            <text:p>39,67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34.659999999999997" table:style-name="ce1">
            <text:p>34,66</text:p>
          </table:table-cell>
          <table:table-cell office:value-type="float" office:value="40.520000000000003" table:style-name="ce1">
            <text:p>40,52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5.229999999999997" table:style-name="ce1">
            <text:p>35,23</text:p>
          </table:table-cell>
          <table:table-cell office:value-type="float" office:value="41.34" table:style-name="ce1">
            <text:p>41,34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35.81" table:style-name="ce1">
            <text:p>35,81</text:p>
          </table:table-cell>
          <table:table-cell office:value-type="float" office:value="42.12" table:style-name="ce1">
            <text:p>42,12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36.39" table:style-name="ce1">
            <text:p>36,39</text:p>
          </table:table-cell>
          <table:table-cell office:value-type="float" office:value="42.87" table:style-name="ce1">
            <text:p>42,87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36.96" table:style-name="ce1">
            <text:p>36,96</text:p>
          </table:table-cell>
          <table:table-cell office:value-type="float" office:value="43.59" table:style-name="ce1">
            <text:p>43,59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37.549999999999997" table:style-name="ce1">
            <text:p>37,55</text:p>
          </table:table-cell>
          <table:table-cell office:value-type="float" office:value="44.28" table:style-name="ce1">
            <text:p>44,28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38.130000000000003" table:style-name="ce1">
            <text:p>38,13</text:p>
          </table:table-cell>
          <table:table-cell office:value-type="float" office:value="44.96" table:style-name="ce1">
            <text:p>44,96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8.71" table:style-name="ce1">
            <text:p>38,71</text:p>
          </table:table-cell>
          <table:table-cell office:value-type="float" office:value="45.61" table:style-name="ce1">
            <text:p>45,61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9.29" table:style-name="ce1">
            <text:p>39,29</text:p>
          </table:table-cell>
          <table:table-cell office:value-type="float" office:value="46.23" table:style-name="ce1">
            <text:p>46,23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39.86" table:style-name="ce1">
            <text:p>39,86</text:p>
          </table:table-cell>
          <table:table-cell office:value-type="float" office:value="46.84" table:style-name="ce1">
            <text:p>46,84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40.42" table:style-name="ce1">
            <text:p>40,42</text:p>
          </table:table-cell>
          <table:table-cell office:value-type="float" office:value="47.44" table:style-name="ce1">
            <text:p>47,44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40.99" table:style-name="ce1">
            <text:p>40,99</text:p>
          </table:table-cell>
          <table:table-cell office:value-type="float" office:value="48.01" table:style-name="ce1">
            <text:p>48,01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41.54" table:style-name="ce1">
            <text:p>41,54</text:p>
          </table:table-cell>
          <table:table-cell office:value-type="float" office:value="48.57" table:style-name="ce1">
            <text:p>48,57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42.08" table:style-name="ce1">
            <text:p>42,08</text:p>
          </table:table-cell>
          <table:table-cell office:value-type="float" office:value="49.12" table:style-name="ce1">
            <text:p>49,12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42.63" table:style-name="ce1">
            <text:p>42,63</text:p>
          </table:table-cell>
          <table:table-cell office:value-type="float" office:value="49.65" table:style-name="ce1">
            <text:p>49,65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43.16" table:style-name="ce1">
            <text:p>43,16</text:p>
          </table:table-cell>
          <table:table-cell office:value-type="float" office:value="50.17" table:style-name="ce1">
            <text:p>50,17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3.68" table:style-name="ce1">
            <text:p>43,68</text:p>
          </table:table-cell>
          <table:table-cell office:value-type="float" office:value="50.67" table:style-name="ce1">
            <text:p>50,67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44.2" table:style-name="ce1">
            <text:p>44,2</text:p>
          </table:table-cell>
          <table:table-cell office:value-type="float" office:value="51.17" table:style-name="ce1">
            <text:p>51,17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44.71" table:style-name="ce1">
            <text:p>44,71</text:p>
          </table:table-cell>
          <table:table-cell office:value-type="float" office:value="51.66" table:style-name="ce1">
            <text:p>51,66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45.21" table:style-name="ce1">
            <text:p>45,21</text:p>
          </table:table-cell>
          <table:table-cell office:value-type="float" office:value="52.13" table:style-name="ce1">
            <text:p>52,13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45.71" table:style-name="ce1">
            <text:p>45,71</text:p>
          </table:table-cell>
          <table:table-cell office:value-type="float" office:value="52.59" table:style-name="ce1">
            <text:p>52,59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46.2" table:style-name="ce1">
            <text:p>46,2</text:p>
          </table:table-cell>
          <table:table-cell office:value-type="float" office:value="53.04" table:style-name="ce1">
            <text:p>53,04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46.68" table:style-name="ce1">
            <text:p>46,68</text:p>
          </table:table-cell>
          <table:table-cell office:value-type="float" office:value="53.49" table:style-name="ce1">
            <text:p>53,49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47.15" table:style-name="ce1">
            <text:p>47,15</text:p>
          </table:table-cell>
          <table:table-cell office:value-type="float" office:value="53.92" table:style-name="ce1">
            <text:p>53,92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47.61" table:style-name="ce1">
            <text:p>47,61</text:p>
          </table:table-cell>
          <table:table-cell office:value-type="float" office:value="54.35" table:style-name="ce1">
            <text:p>54,35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48.06" table:style-name="ce1">
            <text:p>48,06</text:p>
          </table:table-cell>
          <table:table-cell office:value-type="float" office:value="54.76" table:style-name="ce1">
            <text:p>54,76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48.51" table:style-name="ce1">
            <text:p>48,51</text:p>
          </table:table-cell>
          <table:table-cell office:value-type="float" office:value="55.17" table:style-name="ce1">
            <text:p>55,17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48.95" table:style-name="ce1">
            <text:p>48,95</text:p>
          </table:table-cell>
          <table:table-cell office:value-type="float" office:value="55.57" table:style-name="ce1">
            <text:p>55,57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49.38" table:style-name="ce1">
            <text:p>49,38</text:p>
          </table:table-cell>
          <table:table-cell office:value-type="float" office:value="55.96" table:style-name="ce1">
            <text:p>55,96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49.81" table:style-name="ce1">
            <text:p>49,81</text:p>
          </table:table-cell>
          <table:table-cell office:value-type="float" office:value="56.35" table:style-name="ce1">
            <text:p>56,35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50.22" table:style-name="ce1">
            <text:p>50,22</text:p>
          </table:table-cell>
          <table:table-cell office:value-type="float" office:value="56.72" table:style-name="ce1">
            <text:p>56,72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50.63" table:style-name="ce1">
            <text:p>50,63</text:p>
          </table:table-cell>
          <table:table-cell office:value-type="float" office:value="57.1" table:style-name="ce1">
            <text:p>57,1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51.04" table:style-name="ce1">
            <text:p>51,04</text:p>
          </table:table-cell>
          <table:table-cell office:value-type="float" office:value="57.46" table:style-name="ce1">
            <text:p>57,46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51.44" table:style-name="ce1">
            <text:p>51,44</text:p>
          </table:table-cell>
          <table:table-cell office:value-type="float" office:value="57.81" table:style-name="ce1">
            <text:p>57,81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51.83" table:style-name="ce1">
            <text:p>51,83</text:p>
          </table:table-cell>
          <table:table-cell office:value-type="float" office:value="58.17" table:style-name="ce1">
            <text:p>58,17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52.21" table:style-name="ce1">
            <text:p>52,21</text:p>
          </table:table-cell>
          <table:table-cell office:value-type="float" office:value="58.51" table:style-name="ce1">
            <text:p>58,51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52.59" table:style-name="ce1">
            <text:p>52,59</text:p>
          </table:table-cell>
          <table:table-cell office:value-type="float" office:value="58.85" table:style-name="ce1">
            <text:p>58,85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52.96" table:style-name="ce1">
            <text:p>52,96</text:p>
          </table:table-cell>
          <table:table-cell office:value-type="float" office:value="59.18" table:style-name="ce1">
            <text:p>59,18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53.33" table:style-name="ce1">
            <text:p>53,33</text:p>
          </table:table-cell>
          <table:table-cell office:value-type="float" office:value="59.51" table:style-name="ce1">
            <text:p>59,51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53.68" table:style-name="ce1">
            <text:p>53,68</text:p>
          </table:table-cell>
          <table:table-cell office:value-type="float" office:value="59.74" table:style-name="ce1">
            <text:p>59,74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54.02" table:style-name="ce1">
            <text:p>54,02</text:p>
          </table:table-cell>
          <table:table-cell office:value-type="float" office:value="59.43" table:style-name="ce1">
            <text:p>59,43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54.26" table:style-name="ce1">
            <text:p>54,26</text:p>
          </table:table-cell>
          <table:table-cell office:value-type="float" office:value="58.65" table:style-name="ce1">
            <text:p>58,65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54.36" table:style-name="ce1">
            <text:p>54,36</text:p>
          </table:table-cell>
          <table:table-cell office:value-type="float" office:value="57.66" table:style-name="ce1">
            <text:p>57,66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54.33" table:style-name="ce1">
            <text:p>54,33</text:p>
          </table:table-cell>
          <table:table-cell office:value-type="float" office:value="56.6" table:style-name="ce1">
            <text:p>56,6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54.2" table:style-name="ce1">
            <text:p>54,2</text:p>
          </table:table-cell>
          <table:table-cell office:value-type="float" office:value="55.57" table:style-name="ce1">
            <text:p>55,57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53.98" table:style-name="ce1">
            <text:p>53,98</text:p>
          </table:table-cell>
          <table:table-cell office:value-type="float" office:value="54.58" table:style-name="ce1">
            <text:p>54,58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53.7" table:style-name="ce1">
            <text:p>53,7</text:p>
          </table:table-cell>
          <table:table-cell office:value-type="float" office:value="53.64" table:style-name="ce1">
            <text:p>53,64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53.37" table:style-name="ce1">
            <text:p>53,37</text:p>
          </table:table-cell>
          <table:table-cell office:value-type="float" office:value="52.77" table:style-name="ce1">
            <text:p>52,77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53.01" table:style-name="ce1">
            <text:p>53,01</text:p>
          </table:table-cell>
          <table:table-cell office:value-type="float" office:value="51.95" table:style-name="ce1">
            <text:p>51,95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52.63" table:style-name="ce1">
            <text:p>52,63</text:p>
          </table:table-cell>
          <table:table-cell office:value-type="float" office:value="51.19" table:style-name="ce1">
            <text:p>51,19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52.23" table:style-name="ce1">
            <text:p>52,23</text:p>
          </table:table-cell>
          <table:table-cell office:value-type="float" office:value="50.48" table:style-name="ce1">
            <text:p>50,48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51.82" table:style-name="ce1">
            <text:p>51,82</text:p>
          </table:table-cell>
          <table:table-cell office:value-type="float" office:value="49.81" table:style-name="ce1">
            <text:p>49,81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51.4" table:style-name="ce1">
            <text:p>51,4</text:p>
          </table:table-cell>
          <table:table-cell office:value-type="float" office:value="49.18" table:style-name="ce1">
            <text:p>49,18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50.97" table:style-name="ce1">
            <text:p>50,97</text:p>
          </table:table-cell>
          <table:table-cell office:value-type="float" office:value="48.59" table:style-name="ce1">
            <text:p>48,59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50.55" table:style-name="ce1">
            <text:p>50,55</text:p>
          </table:table-cell>
          <table:table-cell office:value-type="float" office:value="48.02" table:style-name="ce1">
            <text:p>48,02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50.13" table:style-name="ce1">
            <text:p>50,13</text:p>
          </table:table-cell>
          <table:table-cell office:value-type="float" office:value="47.48" table:style-name="ce1">
            <text:p>47,48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49.7" table:style-name="ce1">
            <text:p>49,7</text:p>
          </table:table-cell>
          <table:table-cell office:value-type="float" office:value="46.97" table:style-name="ce1">
            <text:p>46,97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49.28" table:style-name="ce1">
            <text:p>49,28</text:p>
          </table:table-cell>
          <table:table-cell office:value-type="float" office:value="46.49" table:style-name="ce1">
            <text:p>46,49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48.85" table:style-name="ce1">
            <text:p>48,85</text:p>
          </table:table-cell>
          <table:table-cell office:value-type="float" office:value="46.03" table:style-name="ce1">
            <text:p>46,03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48.44" table:style-name="ce1">
            <text:p>48,44</text:p>
          </table:table-cell>
          <table:table-cell office:value-type="float" office:value="45.59" table:style-name="ce1">
            <text:p>45,59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48.03" table:style-name="ce1">
            <text:p>48,03</text:p>
          </table:table-cell>
          <table:table-cell office:value-type="float" office:value="45.17" table:style-name="ce1">
            <text:p>45,17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47.63" table:style-name="ce1">
            <text:p>47,63</text:p>
          </table:table-cell>
          <table:table-cell office:value-type="float" office:value="44.76" table:style-name="ce1">
            <text:p>44,76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47.23" table:style-name="ce1">
            <text:p>47,23</text:p>
          </table:table-cell>
          <table:table-cell office:value-type="float" office:value="44.37" table:style-name="ce1">
            <text:p>44,37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46.84" table:style-name="ce1">
            <text:p>46,84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46.46" table:style-name="ce1">
            <text:p>46,46</text:p>
          </table:table-cell>
          <table:table-cell office:value-type="float" office:value="43.63" table:style-name="ce1">
            <text:p>43,63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46.09" table:style-name="ce1">
            <text:p>46,09</text:p>
          </table:table-cell>
          <table:table-cell office:value-type="float" office:value="43.3" table:style-name="ce1">
            <text:p>43,3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45.73" table:style-name="ce1">
            <text:p>45,73</text:p>
          </table:table-cell>
          <table:table-cell office:value-type="float" office:value="42.97" table:style-name="ce1">
            <text:p>42,97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45.37" table:style-name="ce1">
            <text:p>45,37</text:p>
          </table:table-cell>
          <table:table-cell office:value-type="float" office:value="42.64" table:style-name="ce1">
            <text:p>42,64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45.02" table:style-name="ce1">
            <text:p>45,02</text:p>
          </table:table-cell>
          <table:table-cell office:value-type="float" office:value="42.34" table:style-name="ce1">
            <text:p>42,34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44.68" table:style-name="ce1">
            <text:p>44,68</text:p>
          </table:table-cell>
          <table:table-cell office:value-type="float" office:value="42.04" table:style-name="ce1">
            <text:p>42,04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44.35" table:style-name="ce1">
            <text:p>44,35</text:p>
          </table:table-cell>
          <table:table-cell office:value-type="float" office:value="41.76" table:style-name="ce1">
            <text:p>41,76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44.03" table:style-name="ce1">
            <text:p>44,03</text:p>
          </table:table-cell>
          <table:table-cell office:value-type="float" office:value="41.48" table:style-name="ce1">
            <text:p>41,48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43.71" table:style-name="ce1">
            <text:p>43,71</text:p>
          </table:table-cell>
          <table:table-cell office:value-type="float" office:value="41.22" table:style-name="ce1">
            <text:p>41,22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43.41" table:style-name="ce1">
            <text:p>43,41</text:p>
          </table:table-cell>
          <table:table-cell office:value-type="float" office:value="40.97" table:style-name="ce1">
            <text:p>40,97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43.11" table:style-name="ce1">
            <text:p>43,11</text:p>
          </table:table-cell>
          <table:table-cell office:value-type="float" office:value="40.72" table:style-name="ce1">
            <text:p>40,72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42.82" table:style-name="ce1">
            <text:p>42,82</text:p>
          </table:table-cell>
          <table:table-cell office:value-type="float" office:value="40.49" table:style-name="ce1">
            <text:p>40,49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42.54" table:style-name="ce1">
            <text:p>42,54</text:p>
          </table:table-cell>
          <table:table-cell office:value-type="float" office:value="40.270000000000003" table:style-name="ce1">
            <text:p>40,27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42.27" table:style-name="ce1">
            <text:p>42,27</text:p>
          </table:table-cell>
          <table:table-cell office:value-type="float" office:value="40.049999999999997" table:style-name="ce1">
            <text:p>40,05</text:p>
          </table:table-cell>
          <table:table-cell table:number-columns-repeated="1638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42" table:style-name="ce1">
            <text:p>42</text:p>
          </table:table-cell>
          <table:table-cell office:value-type="float" office:value="39.840000000000003" table:style-name="ce1">
            <text:p>39,84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41.75" table:style-name="ce1">
            <text:p>41,75</text:p>
          </table:table-cell>
          <table:table-cell office:value-type="float" office:value="39.64" table:style-name="ce1">
            <text:p>39,64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41.5" table:style-name="ce1">
            <text:p>41,5</text:p>
          </table:table-cell>
          <table:table-cell office:value-type="float" office:value="39.44" table:style-name="ce1">
            <text:p>39,44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41.25" table:style-name="ce1">
            <text:p>41,25</text:p>
          </table:table-cell>
          <table:table-cell office:value-type="float" office:value="39.26" table:style-name="ce1">
            <text:p>39,26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41.02" table:style-name="ce1">
            <text:p>41,02</text:p>
          </table:table-cell>
          <table:table-cell office:value-type="float" office:value="39.08" table:style-name="ce1">
            <text:p>39,08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40.79" table:style-name="ce1">
            <text:p>40,79</text:p>
          </table:table-cell>
          <table:table-cell office:value-type="float" office:value="38.909999999999997" table:style-name="ce1">
            <text:p>38,91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40.57" table:style-name="ce1">
            <text:p>40,57</text:p>
          </table:table-cell>
          <table:table-cell office:value-type="float" office:value="38.75" table:style-name="ce1">
            <text:p>38,75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40.36" table:style-name="ce1">
            <text:p>40,36</text:p>
          </table:table-cell>
          <table:table-cell office:value-type="float" office:value="38.590000000000003" table:style-name="ce1">
            <text:p>38,59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40.159999999999997" table:style-name="ce1">
            <text:p>40,16</text:p>
          </table:table-cell>
          <table:table-cell office:value-type="float" office:value="38.450000000000003" table:style-name="ce1">
            <text:p>38,45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39.950000000000003" table:style-name="ce1">
            <text:p>39,95</text:p>
          </table:table-cell>
          <table:table-cell office:value-type="float" office:value="38.299999999999997" table:style-name="ce1">
            <text:p>38,3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39.76" table:style-name="ce1">
            <text:p>39,76</text:p>
          </table:table-cell>
          <table:table-cell office:value-type="float" office:value="38.159999999999997" table:style-name="ce1">
            <text:p>38,16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39.58" table:style-name="ce1">
            <text:p>39,58</text:p>
          </table:table-cell>
          <table:table-cell office:value-type="float" office:value="38.130000000000003" table:style-name="ce1">
            <text:p>38,13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39.42" table:style-name="ce1">
            <text:p>39,42</text:p>
          </table:table-cell>
          <table:table-cell office:value-type="float" office:value="38.659999999999997" table:style-name="ce1">
            <text:p>38,66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39.36" table:style-name="ce1">
            <text:p>39,36</text:p>
          </table:table-cell>
          <table:table-cell office:value-type="float" office:value="39.590000000000003" table:style-name="ce1">
            <text:p>39,59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39.43" table:style-name="ce1">
            <text:p>39,43</text:p>
          </table:table-cell>
          <table:table-cell office:value-type="float" office:value="40.71" table:style-name="ce1">
            <text:p>40,71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39.619999999999997" table:style-name="ce1">
            <text:p>39,62</text:p>
          </table:table-cell>
          <table:table-cell office:value-type="float" office:value="41.88" table:style-name="ce1">
            <text:p>41,88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39.909999999999997" table:style-name="ce1">
            <text:p>39,91</text:p>
          </table:table-cell>
          <table:table-cell office:value-type="float" office:value="43.02" table:style-name="ce1">
            <text:p>43,02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40.29" table:style-name="ce1">
            <text:p>40,29</text:p>
          </table:table-cell>
          <table:table-cell office:value-type="float" office:value="44.12" table:style-name="ce1">
            <text:p>44,12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40.71" table:style-name="ce1">
            <text:p>40,71</text:p>
          </table:table-cell>
          <table:table-cell office:value-type="float" office:value="45.18" table:style-name="ce1">
            <text:p>45,18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41.19" table:style-name="ce1">
            <text:p>41,19</text:p>
          </table:table-cell>
          <table:table-cell office:value-type="float" office:value="46.17" table:style-name="ce1">
            <text:p>46,17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41.69" table:style-name="ce1">
            <text:p>41,69</text:p>
          </table:table-cell>
          <table:table-cell office:value-type="float" office:value="47.13" table:style-name="ce1">
            <text:p>47,13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42.22" table:style-name="ce1">
            <text:p>42,22</text:p>
          </table:table-cell>
          <table:table-cell office:value-type="float" office:value="48.02" table:style-name="ce1">
            <text:p>48,02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42.76" table:style-name="ce1">
            <text:p>42,76</text:p>
          </table:table-cell>
          <table:table-cell office:value-type="float" office:value="48.88" table:style-name="ce1">
            <text:p>48,88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43.32" table:style-name="ce1">
            <text:p>43,32</text:p>
          </table:table-cell>
          <table:table-cell office:value-type="float" office:value="49.69" table:style-name="ce1">
            <text:p>49,69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43.88" table:style-name="ce1">
            <text:p>43,88</text:p>
          </table:table-cell>
          <table:table-cell office:value-type="float" office:value="50.47" table:style-name="ce1">
            <text:p>50,47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44.44" table:style-name="ce1">
            <text:p>44,44</text:p>
          </table:table-cell>
          <table:table-cell office:value-type="float" office:value="51.2" table:style-name="ce1">
            <text:p>51,2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45.02" table:style-name="ce1">
            <text:p>45,02</text:p>
          </table:table-cell>
          <table:table-cell office:value-type="float" office:value="51.92" table:style-name="ce1">
            <text:p>51,92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45.59" table:style-name="ce1">
            <text:p>45,59</text:p>
          </table:table-cell>
          <table:table-cell office:value-type="float" office:value="52.61" table:style-name="ce1">
            <text:p>52,61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46.16" table:style-name="ce1">
            <text:p>46,16</text:p>
          </table:table-cell>
          <table:table-cell office:value-type="float" office:value="53.28" table:style-name="ce1">
            <text:p>53,28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46.73" table:style-name="ce1">
            <text:p>46,73</text:p>
          </table:table-cell>
          <table:table-cell office:value-type="float" office:value="53.91" table:style-name="ce1">
            <text:p>53,91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47.3" table:style-name="ce1">
            <text:p>47,3</text:p>
          </table:table-cell>
          <table:table-cell office:value-type="float" office:value="54.54" table:style-name="ce1">
            <text:p>54,54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47.86" table:style-name="ce1">
            <text:p>47,86</text:p>
          </table:table-cell>
          <table:table-cell office:value-type="float" office:value="55.14" table:style-name="ce1">
            <text:p>55,14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48.42" table:style-name="ce1">
            <text:p>48,42</text:p>
          </table:table-cell>
          <table:table-cell office:value-type="float" office:value="55.73" table:style-name="ce1">
            <text:p>55,73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48.96" table:style-name="ce1">
            <text:p>48,96</text:p>
          </table:table-cell>
          <table:table-cell office:value-type="float" office:value="56.3" table:style-name="ce1">
            <text:p>56,3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49.51" table:style-name="ce1">
            <text:p>49,51</text:p>
          </table:table-cell>
          <table:table-cell office:value-type="float" office:value="56.85" table:style-name="ce1">
            <text:p>56,85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50.04" table:style-name="ce1">
            <text:p>50,04</text:p>
          </table:table-cell>
          <table:table-cell office:value-type="float" office:value="57.38" table:style-name="ce1">
            <text:p>57,38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50.57" table:style-name="ce1">
            <text:p>50,57</text:p>
          </table:table-cell>
          <table:table-cell office:value-type="float" office:value="57.91" table:style-name="ce1">
            <text:p>57,91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51.1" table:style-name="ce1">
            <text:p>51,1</text:p>
          </table:table-cell>
          <table:table-cell office:value-type="float" office:value="58.42" table:style-name="ce1">
            <text:p>58,42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51.61" table:style-name="ce1">
            <text:p>51,61</text:p>
          </table:table-cell>
          <table:table-cell office:value-type="float" office:value="58.91" table:style-name="ce1">
            <text:p>58,91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52.12" table:style-name="ce1">
            <text:p>52,12</text:p>
          </table:table-cell>
          <table:table-cell office:value-type="float" office:value="59.4" table:style-name="ce1">
            <text:p>59,4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52.63" table:style-name="ce1">
            <text:p>52,63</text:p>
          </table:table-cell>
          <table:table-cell office:value-type="float" office:value="59.87" table:style-name="ce1">
            <text:p>59,87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53.11" table:style-name="ce1">
            <text:p>53,11</text:p>
          </table:table-cell>
          <table:table-cell office:value-type="float" office:value="60.34" table:style-name="ce1">
            <text:p>60,34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53.6" table:style-name="ce1">
            <text:p>53,6</text:p>
          </table:table-cell>
          <table:table-cell office:value-type="float" office:value="60.79" table:style-name="ce1">
            <text:p>60,79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54.07" table:style-name="ce1">
            <text:p>54,07</text:p>
          </table:table-cell>
          <table:table-cell office:value-type="float" office:value="61.23" table:style-name="ce1">
            <text:p>61,23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54.54" table:style-name="ce1">
            <text:p>54,54</text:p>
          </table:table-cell>
          <table:table-cell office:value-type="float" office:value="61.66" table:style-name="ce1">
            <text:p>61,66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55" table:style-name="ce1">
            <text:p>55</text:p>
          </table:table-cell>
          <table:table-cell office:value-type="float" office:value="62.08" table:style-name="ce1">
            <text:p>62,08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55.45" table:style-name="ce1">
            <text:p>55,45</text:p>
          </table:table-cell>
          <table:table-cell office:value-type="float" office:value="62.5" table:style-name="ce1">
            <text:p>62,5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55.9" table:style-name="ce1">
            <text:p>55,9</text:p>
          </table:table-cell>
          <table:table-cell office:value-type="float" office:value="62.9" table:style-name="ce1">
            <text:p>62,9</text:p>
          </table:table-cell>
          <table:table-cell table:number-columns-repeated="1638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56.34" table:style-name="ce1">
            <text:p>56,34</text:p>
          </table:table-cell>
          <table:table-cell office:value-type="float" office:value="63.3" table:style-name="ce1">
            <text:p>63,3</text:p>
          </table:table-cell>
          <table:table-cell table:number-columns-repeated="1638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56.77" table:style-name="ce1">
            <text:p>56,77</text:p>
          </table:table-cell>
          <table:table-cell office:value-type="float" office:value="63.69" table:style-name="ce1">
            <text:p>63,69</text:p>
          </table:table-cell>
          <table:table-cell table:number-columns-repeated="1638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57.19" table:style-name="ce1">
            <text:p>57,19</text:p>
          </table:table-cell>
          <table:table-cell office:value-type="float" office:value="64.069999999999993" table:style-name="ce1">
            <text:p>64,07</text:p>
          </table:table-cell>
          <table:table-cell table:number-columns-repeated="1638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57.6" table:style-name="ce1">
            <text:p>57,6</text:p>
          </table:table-cell>
          <table:table-cell office:value-type="float" office:value="64.44" table:style-name="ce1">
            <text:p>64,44</text:p>
          </table:table-cell>
          <table:table-cell table:number-columns-repeated="1638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58.01" table:style-name="ce1">
            <text:p>58,01</text:p>
          </table:table-cell>
          <table:table-cell office:value-type="float" office:value="64.81" table:style-name="ce1">
            <text:p>64,81</text:p>
          </table:table-cell>
          <table:table-cell table:number-columns-repeated="1638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58.41" table:style-name="ce1">
            <text:p>58,41</text:p>
          </table:table-cell>
          <table:table-cell office:value-type="float" office:value="65.17" table:style-name="ce1">
            <text:p>65,17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58.8" table:style-name="ce1">
            <text:p>58,8</text:p>
          </table:table-cell>
          <table:table-cell office:value-type="float" office:value="65.510000000000005" table:style-name="ce1">
            <text:p>65,51</text:p>
          </table:table-cell>
          <table:table-cell table:number-columns-repeated="1638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59.18" table:style-name="ce1">
            <text:p>59,18</text:p>
          </table:table-cell>
          <table:table-cell office:value-type="float" office:value="65.849999999999994" table:style-name="ce1">
            <text:p>65,85</text:p>
          </table:table-cell>
          <table:table-cell table:number-columns-repeated="1638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59.56" table:style-name="ce1">
            <text:p>59,56</text:p>
          </table:table-cell>
          <table:table-cell office:value-type="float" office:value="66.19" table:style-name="ce1">
            <text:p>66,19</text:p>
          </table:table-cell>
          <table:table-cell table:number-columns-repeated="1638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59.93" table:style-name="ce1">
            <text:p>59,93</text:p>
          </table:table-cell>
          <table:table-cell office:value-type="float" office:value="66.52" table:style-name="ce1">
            <text:p>66,52</text:p>
          </table:table-cell>
          <table:table-cell table:number-columns-repeated="1638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60.3" table:style-name="ce1">
            <text:p>60,3</text:p>
          </table:table-cell>
          <table:table-cell office:value-type="float" office:value="66.849999999999994" table:style-name="ce1">
            <text:p>66,85</text:p>
          </table:table-cell>
          <table:table-cell table:number-columns-repeated="1638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60.66" table:style-name="ce1">
            <text:p>60,66</text:p>
          </table:table-cell>
          <table:table-cell office:value-type="float" office:value="67.16" table:style-name="ce1">
            <text:p>67,16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61.01" table:style-name="ce1">
            <text:p>61,01</text:p>
          </table:table-cell>
          <table:table-cell office:value-type="float" office:value="67.47" table:style-name="ce1">
            <text:p>67,47</text:p>
          </table:table-cell>
          <table:table-cell table:number-columns-repeated="1638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61.36" table:style-name="ce1">
            <text:p>61,36</text:p>
          </table:table-cell>
          <table:table-cell office:value-type="float" office:value="67.66" table:style-name="ce1">
            <text:p>67,66</text:p>
          </table:table-cell>
          <table:table-cell table:number-columns-repeated="1638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61.68" table:style-name="ce1">
            <text:p>61,68</text:p>
          </table:table-cell>
          <table:table-cell office:value-type="float" office:value="67.28" table:style-name="ce1">
            <text:p>67,28</text:p>
          </table:table-cell>
          <table:table-cell table:number-columns-repeated="1638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61.9" table:style-name="ce1">
            <text:p>61,9</text:p>
          </table:table-cell>
          <table:table-cell office:value-type="float" office:value="66.44" table:style-name="ce1">
            <text:p>66,44</text:p>
          </table:table-cell>
          <table:table-cell table:number-columns-repeated="16381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61.97" table:style-name="ce1">
            <text:p>61,97</text:p>
          </table:table-cell>
          <table:table-cell office:value-type="float" office:value="65.41" table:style-name="ce1">
            <text:p>65,41</text:p>
          </table:table-cell>
          <table:table-cell table:number-columns-repeated="1638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61.92" table:style-name="ce1">
            <text:p>61,92</text:p>
          </table:table-cell>
          <table:table-cell office:value-type="float" office:value="64.319999999999993" table:style-name="ce1">
            <text:p>64,32</text:p>
          </table:table-cell>
          <table:table-cell table:number-columns-repeated="1638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61.75" table:style-name="ce1">
            <text:p>61,75</text:p>
          </table:table-cell>
          <table:table-cell office:value-type="float" office:value="63.24" table:style-name="ce1">
            <text:p>63,24</text:p>
          </table:table-cell>
          <table:table-cell table:number-columns-repeated="1638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61.5" table:style-name="ce1">
            <text:p>61,5</text:p>
          </table:table-cell>
          <table:table-cell office:value-type="float" office:value="62.2" table:style-name="ce1">
            <text:p>62,2</text:p>
          </table:table-cell>
          <table:table-cell table:number-columns-repeated="1638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61.2" table:style-name="ce1">
            <text:p>61,2</text:p>
          </table:table-cell>
          <table:table-cell office:value-type="float" office:value="61.23" table:style-name="ce1">
            <text:p>61,23</text:p>
          </table:table-cell>
          <table:table-cell table:number-columns-repeated="16381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60.85" table:style-name="ce1">
            <text:p>60,85</text:p>
          </table:table-cell>
          <table:table-cell office:value-type="float" office:value="60.33" table:style-name="ce1">
            <text:p>60,33</text:p>
          </table:table-cell>
          <table:table-cell table:number-columns-repeated="1638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60.45" table:style-name="ce1">
            <text:p>60,45</text:p>
          </table:table-cell>
          <table:table-cell office:value-type="float" office:value="59.47" table:style-name="ce1">
            <text:p>59,47</text:p>
          </table:table-cell>
          <table:table-cell table:number-columns-repeated="1638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60.04" table:style-name="ce1">
            <text:p>60,04</text:p>
          </table:table-cell>
          <table:table-cell office:value-type="float" office:value="58.67" table:style-name="ce1">
            <text:p>58,67</text:p>
          </table:table-cell>
          <table:table-cell table:number-columns-repeated="1638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59.62" table:style-name="ce1">
            <text:p>59,62</text:p>
          </table:table-cell>
          <table:table-cell office:value-type="float" office:value="57.92" table:style-name="ce1">
            <text:p>57,92</text:p>
          </table:table-cell>
          <table:table-cell table:number-columns-repeated="1638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59.18" table:style-name="ce1">
            <text:p>59,18</text:p>
          </table:table-cell>
          <table:table-cell office:value-type="float" office:value="57.22" table:style-name="ce1">
            <text:p>57,22</text:p>
          </table:table-cell>
          <table:table-cell table:number-columns-repeated="1638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58.73" table:style-name="ce1">
            <text:p>58,73</text:p>
          </table:table-cell>
          <table:table-cell office:value-type="float" office:value="56.56" table:style-name="ce1">
            <text:p>56,56</text:p>
          </table:table-cell>
          <table:table-cell table:number-columns-repeated="1638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58.28" table:style-name="ce1">
            <text:p>58,28</text:p>
          </table:table-cell>
          <table:table-cell office:value-type="float" office:value="55.93" table:style-name="ce1">
            <text:p>55,93</text:p>
          </table:table-cell>
          <table:table-cell table:number-columns-repeated="1638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57.82" table:style-name="ce1">
            <text:p>57,82</text:p>
          </table:table-cell>
          <table:table-cell office:value-type="float" office:value="55.34" table:style-name="ce1">
            <text:p>55,34</text:p>
          </table:table-cell>
          <table:table-cell table:number-columns-repeated="1638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57.36" table:style-name="ce1">
            <text:p>57,36</text:p>
          </table:table-cell>
          <table:table-cell office:value-type="float" office:value="54.76" table:style-name="ce1">
            <text:p>54,76</text:p>
          </table:table-cell>
          <table:table-cell table:number-columns-repeated="1638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56.91" table:style-name="ce1">
            <text:p>56,91</text:p>
          </table:table-cell>
          <table:table-cell office:value-type="float" office:value="54.23" table:style-name="ce1">
            <text:p>54,23</text:p>
          </table:table-cell>
          <table:table-cell table:number-columns-repeated="1638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56.46" table:style-name="ce1">
            <text:p>56,46</text:p>
          </table:table-cell>
          <table:table-cell office:value-type="float" office:value="53.71" table:style-name="ce1">
            <text:p>53,71</text:p>
          </table:table-cell>
          <table:table-cell table:number-columns-repeated="1638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56.01" table:style-name="ce1">
            <text:p>56,01</text:p>
          </table:table-cell>
          <table:table-cell office:value-type="float" office:value="53.22" table:style-name="ce1">
            <text:p>53,22</text:p>
          </table:table-cell>
          <table:table-cell table:number-columns-repeated="1638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55.57" table:style-name="ce1">
            <text:p>55,57</text:p>
          </table:table-cell>
          <table:table-cell office:value-type="float" office:value="52.75" table:style-name="ce1">
            <text:p>52,75</text:p>
          </table:table-cell>
          <table:table-cell table:number-columns-repeated="16381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55.13" table:style-name="ce1">
            <text:p>55,13</text:p>
          </table:table-cell>
          <table:table-cell office:value-type="float" office:value="52.3" table:style-name="ce1">
            <text:p>52,3</text:p>
          </table:table-cell>
          <table:table-cell table:number-columns-repeated="16381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54.7" table:style-name="ce1">
            <text:p>54,7</text:p>
          </table:table-cell>
          <table:table-cell office:value-type="float" office:value="51.86" table:style-name="ce1">
            <text:p>51,86</text:p>
          </table:table-cell>
          <table:table-cell table:number-columns-repeated="16381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54.28" table:style-name="ce1">
            <text:p>54,28</text:p>
          </table:table-cell>
          <table:table-cell office:value-type="float" office:value="51.45" table:style-name="ce1">
            <text:p>51,45</text:p>
          </table:table-cell>
          <table:table-cell table:number-columns-repeated="1638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53.86" table:style-name="ce1">
            <text:p>53,86</text:p>
          </table:table-cell>
          <table:table-cell office:value-type="float" office:value="51.04" table:style-name="ce1">
            <text:p>51,04</text:p>
          </table:table-cell>
          <table:table-cell table:number-columns-repeated="16381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53.46" table:style-name="ce1">
            <text:p>53,46</text:p>
          </table:table-cell>
          <table:table-cell office:value-type="float" office:value="50.66" table:style-name="ce1">
            <text:p>50,66</text:p>
          </table:table-cell>
          <table:table-cell table:number-columns-repeated="16381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53.06" table:style-name="ce1">
            <text:p>53,06</text:p>
          </table:table-cell>
          <table:table-cell office:value-type="float" office:value="50.28" table:style-name="ce1">
            <text:p>50,28</text:p>
          </table:table-cell>
          <table:table-cell table:number-columns-repeated="16381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52.67" table:style-name="ce1">
            <text:p>52,67</text:p>
          </table:table-cell>
          <table:table-cell office:value-type="float" office:value="49.93" table:style-name="ce1">
            <text:p>49,93</text:p>
          </table:table-cell>
          <table:table-cell table:number-columns-repeated="16381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52.28" table:style-name="ce1">
            <text:p>52,28</text:p>
          </table:table-cell>
          <table:table-cell office:value-type="float" office:value="49.58" table:style-name="ce1">
            <text:p>49,58</text:p>
          </table:table-cell>
          <table:table-cell table:number-columns-repeated="16381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51.91" table:style-name="ce1">
            <text:p>51,91</text:p>
          </table:table-cell>
          <table:table-cell office:value-type="float" office:value="49.25" table:style-name="ce1">
            <text:p>49,25</text:p>
          </table:table-cell>
          <table:table-cell table:number-columns-repeated="16381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51.55" table:style-name="ce1">
            <text:p>51,55</text:p>
          </table:table-cell>
          <table:table-cell office:value-type="float" office:value="48.93" table:style-name="ce1">
            <text:p>48,93</text:p>
          </table:table-cell>
          <table:table-cell table:number-columns-repeated="16381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51.19" table:style-name="ce1">
            <text:p>51,19</text:p>
          </table:table-cell>
          <table:table-cell office:value-type="float" office:value="48.62" table:style-name="ce1">
            <text:p>48,62</text:p>
          </table:table-cell>
          <table:table-cell table:number-columns-repeated="16381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50.84" table:style-name="ce1">
            <text:p>50,84</text:p>
          </table:table-cell>
          <table:table-cell office:value-type="float" office:value="48.32" table:style-name="ce1">
            <text:p>48,32</text:p>
          </table:table-cell>
          <table:table-cell table:number-columns-repeated="16381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50.5" table:style-name="ce1">
            <text:p>50,5</text:p>
          </table:table-cell>
          <table:table-cell office:value-type="float" office:value="48.03" table:style-name="ce1">
            <text:p>48,03</text:p>
          </table:table-cell>
          <table:table-cell table:number-columns-repeated="16381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50.18" table:style-name="ce1">
            <text:p>50,18</text:p>
          </table:table-cell>
          <table:table-cell office:value-type="float" office:value="47.75" table:style-name="ce1">
            <text:p>47,75</text:p>
          </table:table-cell>
          <table:table-cell table:number-columns-repeated="16381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49.85" table:style-name="ce1">
            <text:p>49,85</text:p>
          </table:table-cell>
          <table:table-cell office:value-type="float" office:value="47.48" table:style-name="ce1">
            <text:p>47,48</text:p>
          </table:table-cell>
          <table:table-cell table:number-columns-repeated="16381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49.54" table:style-name="ce1">
            <text:p>49,54</text:p>
          </table:table-cell>
          <table:table-cell office:value-type="float" office:value="47.22" table:style-name="ce1">
            <text:p>47,22</text:p>
          </table:table-cell>
          <table:table-cell table:number-columns-repeated="1638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49.23" table:style-name="ce1">
            <text:p>49,23</text:p>
          </table:table-cell>
          <table:table-cell office:value-type="float" office:value="46.97" table:style-name="ce1">
            <text:p>46,97</text:p>
          </table:table-cell>
          <table:table-cell table:number-columns-repeated="1638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48.94" table:style-name="ce1">
            <text:p>48,94</text:p>
          </table:table-cell>
          <table:table-cell office:value-type="float" office:value="46.73" table:style-name="ce1">
            <text:p>46,73</text:p>
          </table:table-cell>
          <table:table-cell table:number-columns-repeated="16381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48.64" table:style-name="ce1">
            <text:p>48,64</text:p>
          </table:table-cell>
          <table:table-cell office:value-type="float" office:value="46.5" table:style-name="ce1">
            <text:p>46,5</text:p>
          </table:table-cell>
          <table:table-cell table:number-columns-repeated="16381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48.36" table:style-name="ce1">
            <text:p>48,36</text:p>
          </table:table-cell>
          <table:table-cell office:value-type="float" office:value="46.28" table:style-name="ce1">
            <text:p>46,28</text:p>
          </table:table-cell>
          <table:table-cell table:number-columns-repeated="16381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48.09" table:style-name="ce1">
            <text:p>48,09</text:p>
          </table:table-cell>
          <table:table-cell office:value-type="float" office:value="46.06" table:style-name="ce1">
            <text:p>46,06</text:p>
          </table:table-cell>
          <table:table-cell table:number-columns-repeated="16381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47.82" table:style-name="ce1">
            <text:p>47,82</text:p>
          </table:table-cell>
          <table:table-cell office:value-type="float" office:value="45.85" table:style-name="ce1">
            <text:p>45,85</text:p>
          </table:table-cell>
          <table:table-cell table:number-columns-repeated="16381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47.56" table:style-name="ce1">
            <text:p>47,56</text:p>
          </table:table-cell>
          <table:table-cell office:value-type="float" office:value="45.65" table:style-name="ce1">
            <text:p>45,65</text:p>
          </table:table-cell>
          <table:table-cell table:number-columns-repeated="1638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47.31" table:style-name="ce1">
            <text:p>47,31</text:p>
          </table:table-cell>
          <table:table-cell office:value-type="float" office:value="45.45" table:style-name="ce1">
            <text:p>45,45</text:p>
          </table:table-cell>
          <table:table-cell table:number-columns-repeated="16381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47.07" table:style-name="ce1">
            <text:p>47,07</text:p>
          </table:table-cell>
          <table:table-cell office:value-type="float" office:value="45.27" table:style-name="ce1">
            <text:p>45,27</text:p>
          </table:table-cell>
          <table:table-cell table:number-columns-repeated="1638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46.83" table:style-name="ce1">
            <text:p>46,83</text:p>
          </table:table-cell>
          <table:table-cell office:value-type="float" office:value="45.09" table:style-name="ce1">
            <text:p>45,09</text:p>
          </table:table-cell>
          <table:table-cell table:number-columns-repeated="16381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46.61" table:style-name="ce1">
            <text:p>46,61</text:p>
          </table:table-cell>
          <table:table-cell office:value-type="float" office:value="44.92" table:style-name="ce1">
            <text:p>44,92</text:p>
          </table:table-cell>
          <table:table-cell table:number-columns-repeated="1638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46.38" table:style-name="ce1">
            <text:p>46,38</text:p>
          </table:table-cell>
          <table:table-cell office:value-type="float" office:value="44.75" table:style-name="ce1">
            <text:p>44,75</text:p>
          </table:table-cell>
          <table:table-cell table:number-columns-repeated="1638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46.17" table:style-name="ce1">
            <text:p>46,17</text:p>
          </table:table-cell>
          <table:table-cell office:value-type="float" office:value="44.59" table:style-name="ce1">
            <text:p>44,59</text:p>
          </table:table-cell>
          <table:table-cell table:number-columns-repeated="16381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45.96" table:style-name="ce1">
            <text:p>45,96</text:p>
          </table:table-cell>
          <table:table-cell office:value-type="float" office:value="44.54" table:style-name="ce1">
            <text:p>44,54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45.78" table:style-name="ce1">
            <text:p>45,78</text:p>
          </table:table-cell>
          <table:table-cell office:value-type="float" office:value="45.03" table:style-name="ce1">
            <text:p>45,03</text:p>
          </table:table-cell>
          <table:table-cell table:number-columns-repeated="16381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45.7" table:style-name="ce1">
            <text:p>45,7</text:p>
          </table:table-cell>
          <table:table-cell office:value-type="float" office:value="45.95" table:style-name="ce1">
            <text:p>45,95</text:p>
          </table:table-cell>
          <table:table-cell table:number-columns-repeated="16381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45.75" table:style-name="ce1">
            <text:p>45,75</text:p>
          </table:table-cell>
          <table:table-cell office:value-type="float" office:value="47.06" table:style-name="ce1">
            <text:p>47,06</text:p>
          </table:table-cell>
          <table:table-cell table:number-columns-repeated="16381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45.92" table:style-name="ce1">
            <text:p>45,92</text:p>
          </table:table-cell>
          <table:table-cell office:value-type="float" office:value="48.23" table:style-name="ce1">
            <text:p>48,23</text:p>
          </table:table-cell>
          <table:table-cell table:number-columns-repeated="16381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46.2" table:style-name="ce1">
            <text:p>46,2</text:p>
          </table:table-cell>
          <table:table-cell office:value-type="float" office:value="49.38" table:style-name="ce1">
            <text:p>49,38</text:p>
          </table:table-cell>
          <table:table-cell table:number-columns-repeated="16381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46.56" table:style-name="ce1">
            <text:p>46,56</text:p>
          </table:table-cell>
          <table:table-cell office:value-type="float" office:value="50.49" table:style-name="ce1">
            <text:p>50,49</text:p>
          </table:table-cell>
          <table:table-cell table:number-columns-repeated="16381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46.97" table:style-name="ce1">
            <text:p>46,97</text:p>
          </table:table-cell>
          <table:table-cell office:value-type="float" office:value="51.54" table:style-name="ce1">
            <text:p>51,54</text:p>
          </table:table-cell>
          <table:table-cell table:number-columns-repeated="16381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47.44" table:style-name="ce1">
            <text:p>47,44</text:p>
          </table:table-cell>
          <table:table-cell office:value-type="float" office:value="52.54" table:style-name="ce1">
            <text:p>52,54</text:p>
          </table:table-cell>
          <table:table-cell table:number-columns-repeated="1638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47.92" table:style-name="ce1">
            <text:p>47,92</text:p>
          </table:table-cell>
          <table:table-cell office:value-type="float" office:value="53.49" table:style-name="ce1">
            <text:p>53,49</text:p>
          </table:table-cell>
          <table:table-cell table:number-columns-repeated="1638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48.44" table:style-name="ce1">
            <text:p>48,44</text:p>
          </table:table-cell>
          <table:table-cell office:value-type="float" office:value="54.39" table:style-name="ce1">
            <text:p>54,39</text:p>
          </table:table-cell>
          <table:table-cell table:number-columns-repeated="16381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48.98" table:style-name="ce1">
            <text:p>48,98</text:p>
          </table:table-cell>
          <table:table-cell office:value-type="float" office:value="55.24" table:style-name="ce1">
            <text:p>55,24</text:p>
          </table:table-cell>
          <table:table-cell table:number-columns-repeated="16381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49.52" table:style-name="ce1">
            <text:p>49,52</text:p>
          </table:table-cell>
          <table:table-cell office:value-type="float" office:value="56.05" table:style-name="ce1">
            <text:p>56,05</text:p>
          </table:table-cell>
          <table:table-cell table:number-columns-repeated="16381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50.07" table:style-name="ce1">
            <text:p>50,07</text:p>
          </table:table-cell>
          <table:table-cell office:value-type="float" office:value="56.83" table:style-name="ce1">
            <text:p>56,83</text:p>
          </table:table-cell>
          <table:table-cell table:number-columns-repeated="16381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50.63" table:style-name="ce1">
            <text:p>50,63</text:p>
          </table:table-cell>
          <table:table-cell office:value-type="float" office:value="57.56" table:style-name="ce1">
            <text:p>57,56</text:p>
          </table:table-cell>
          <table:table-cell table:number-columns-repeated="16381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51.2" table:style-name="ce1">
            <text:p>51,2</text:p>
          </table:table-cell>
          <table:table-cell office:value-type="float" office:value="58.28" table:style-name="ce1">
            <text:p>58,28</text:p>
          </table:table-cell>
          <table:table-cell table:number-columns-repeated="16381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51.76" table:style-name="ce1">
            <text:p>51,76</text:p>
          </table:table-cell>
          <table:table-cell office:value-type="float" office:value="58.96" table:style-name="ce1">
            <text:p>58,96</text:p>
          </table:table-cell>
          <table:table-cell table:number-columns-repeated="16381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52.32" table:style-name="ce1">
            <text:p>52,32</text:p>
          </table:table-cell>
          <table:table-cell office:value-type="float" office:value="59.62" table:style-name="ce1">
            <text:p>59,62</text:p>
          </table:table-cell>
          <table:table-cell table:number-columns-repeated="16381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52.89" table:style-name="ce1">
            <text:p>52,89</text:p>
          </table:table-cell>
          <table:table-cell office:value-type="float" office:value="60.26" table:style-name="ce1">
            <text:p>60,26</text:p>
          </table:table-cell>
          <table:table-cell table:number-columns-repeated="1638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53.45" table:style-name="ce1">
            <text:p>53,45</text:p>
          </table:table-cell>
          <table:table-cell office:value-type="float" office:value="60.87" table:style-name="ce1">
            <text:p>60,87</text:p>
          </table:table-cell>
          <table:table-cell table:number-columns-repeated="16381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54" table:style-name="ce1">
            <text:p>54</text:p>
          </table:table-cell>
          <table:table-cell office:value-type="float" office:value="61.47" table:style-name="ce1">
            <text:p>61,47</text:p>
          </table:table-cell>
          <table:table-cell table:number-columns-repeated="16381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54.55" table:style-name="ce1">
            <text:p>54,55</text:p>
          </table:table-cell>
          <table:table-cell office:value-type="float" office:value="62.05" table:style-name="ce1">
            <text:p>62,05</text:p>
          </table:table-cell>
          <table:table-cell table:number-columns-repeated="16381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55.09" table:style-name="ce1">
            <text:p>55,09</text:p>
          </table:table-cell>
          <table:table-cell office:value-type="float" office:value="62.62" table:style-name="ce1">
            <text:p>62,62</text:p>
          </table:table-cell>
          <table:table-cell table:number-columns-repeated="1638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55.63" table:style-name="ce1">
            <text:p>55,63</text:p>
          </table:table-cell>
          <table:table-cell office:value-type="float" office:value="63.16" table:style-name="ce1">
            <text:p>63,16</text:p>
          </table:table-cell>
          <table:table-cell table:number-columns-repeated="16381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56.16" table:style-name="ce1">
            <text:p>56,16</text:p>
          </table:table-cell>
          <table:table-cell office:value-type="float" office:value="63.69" table:style-name="ce1">
            <text:p>63,69</text:p>
          </table:table-cell>
          <table:table-cell table:number-columns-repeated="16381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56.68" table:style-name="ce1">
            <text:p>56,68</text:p>
          </table:table-cell>
          <table:table-cell office:value-type="float" office:value="64.2" table:style-name="ce1">
            <text:p>64,2</text:p>
          </table:table-cell>
          <table:table-cell table:number-columns-repeated="16381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57.2" table:style-name="ce1">
            <text:p>57,2</text:p>
          </table:table-cell>
          <table:table-cell office:value-type="float" office:value="64.709999999999994" table:style-name="ce1">
            <text:p>64,71</text:p>
          </table:table-cell>
          <table:table-cell table:number-columns-repeated="16381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57.71" table:style-name="ce1">
            <text:p>57,71</text:p>
          </table:table-cell>
          <table:table-cell office:value-type="float" office:value="65.2" table:style-name="ce1">
            <text:p>65,2</text:p>
          </table:table-cell>
          <table:table-cell table:number-columns-repeated="16381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58.21" table:style-name="ce1">
            <text:p>58,21</text:p>
          </table:table-cell>
          <table:table-cell office:value-type="float" office:value="65.69" table:style-name="ce1">
            <text:p>65,69</text:p>
          </table:table-cell>
          <table:table-cell table:number-columns-repeated="16381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58.7" table:style-name="ce1">
            <text:p>58,7</text:p>
          </table:table-cell>
          <table:table-cell office:value-type="float" office:value="66.150000000000006" table:style-name="ce1">
            <text:p>66,15</text:p>
          </table:table-cell>
          <table:table-cell table:number-columns-repeated="16381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59.19" table:style-name="ce1">
            <text:p>59,19</text:p>
          </table:table-cell>
          <table:table-cell office:value-type="float" office:value="66.599999999999994" table:style-name="ce1">
            <text:p>66,6</text:p>
          </table:table-cell>
          <table:table-cell table:number-columns-repeated="16381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59.66" table:style-name="ce1">
            <text:p>59,66</text:p>
          </table:table-cell>
          <table:table-cell office:value-type="float" office:value="67.05" table:style-name="ce1">
            <text:p>67,05</text:p>
          </table:table-cell>
          <table:table-cell table:number-columns-repeated="16381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60.14" table:style-name="ce1">
            <text:p>60,14</text:p>
          </table:table-cell>
          <table:table-cell office:value-type="float" office:value="67.489999999999995" table:style-name="ce1">
            <text:p>67,49</text:p>
          </table:table-cell>
          <table:table-cell table:number-columns-repeated="16381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60.59" table:style-name="ce1">
            <text:p>60,59</text:p>
          </table:table-cell>
          <table:table-cell office:value-type="float" office:value="67.91" table:style-name="ce1">
            <text:p>67,91</text:p>
          </table:table-cell>
          <table:table-cell table:number-columns-repeated="16381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61.04" table:style-name="ce1">
            <text:p>61,04</text:p>
          </table:table-cell>
          <table:table-cell office:value-type="float" office:value="68.33" table:style-name="ce1">
            <text:p>68,33</text:p>
          </table:table-cell>
          <table:table-cell table:number-columns-repeated="16381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61.49" table:style-name="ce1">
            <text:p>61,49</text:p>
          </table:table-cell>
          <table:table-cell office:value-type="float" office:value="68.73" table:style-name="ce1">
            <text:p>68,73</text:p>
          </table:table-cell>
          <table:table-cell table:number-columns-repeated="16381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61.93" table:style-name="ce1">
            <text:p>61,93</text:p>
          </table:table-cell>
          <table:table-cell office:value-type="float" office:value="69.13" table:style-name="ce1">
            <text:p>69,13</text:p>
          </table:table-cell>
          <table:table-cell table:number-columns-repeated="16381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62.36" table:style-name="ce1">
            <text:p>62,36</text:p>
          </table:table-cell>
          <table:table-cell office:value-type="float" office:value="69.52" table:style-name="ce1">
            <text:p>69,52</text:p>
          </table:table-cell>
          <table:table-cell table:number-columns-repeated="16381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62.79" table:style-name="ce1">
            <text:p>62,79</text:p>
          </table:table-cell>
          <table:table-cell office:value-type="float" office:value="69.900000000000006" table:style-name="ce1">
            <text:p>69,9</text:p>
          </table:table-cell>
          <table:table-cell table:number-columns-repeated="16381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63.2" table:style-name="ce1">
            <text:p>63,2</text:p>
          </table:table-cell>
          <table:table-cell office:value-type="float" office:value="70.27" table:style-name="ce1">
            <text:p>70,27</text:p>
          </table:table-cell>
          <table:table-cell table:number-columns-repeated="16381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63.61" table:style-name="ce1">
            <text:p>63,61</text:p>
          </table:table-cell>
          <table:table-cell office:value-type="float" office:value="70.63" table:style-name="ce1">
            <text:p>70,63</text:p>
          </table:table-cell>
          <table:table-cell table:number-columns-repeated="16381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64.010000000000005" table:style-name="ce1">
            <text:p>64,01</text:p>
          </table:table-cell>
          <table:table-cell office:value-type="float" office:value="70.989999999999995" table:style-name="ce1">
            <text:p>70,99</text:p>
          </table:table-cell>
          <table:table-cell table:number-columns-repeated="16381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64.41" table:style-name="ce1">
            <text:p>64,41</text:p>
          </table:table-cell>
          <table:table-cell office:value-type="float" office:value="71.349999999999994" table:style-name="ce1">
            <text:p>71,35</text:p>
          </table:table-cell>
          <table:table-cell table:number-columns-repeated="16381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64.790000000000006" table:style-name="ce1">
            <text:p>64,79</text:p>
          </table:table-cell>
          <table:table-cell office:value-type="float" office:value="71.69" table:style-name="ce1">
            <text:p>71,69</text:p>
          </table:table-cell>
          <table:table-cell table:number-columns-repeated="16381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65.16" table:style-name="ce1">
            <text:p>65,16</text:p>
          </table:table-cell>
          <table:table-cell office:value-type="float" office:value="72.02" table:style-name="ce1">
            <text:p>72,02</text:p>
          </table:table-cell>
          <table:table-cell table:number-columns-repeated="16381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65.540000000000006" table:style-name="ce1">
            <text:p>65,54</text:p>
          </table:table-cell>
          <table:table-cell office:value-type="float" office:value="72.349999999999994" table:style-name="ce1">
            <text:p>72,35</text:p>
          </table:table-cell>
          <table:table-cell table:number-columns-repeated="16381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72.67" table:style-name="ce1">
            <text:p>72,67</text:p>
          </table:table-cell>
          <table:table-cell table:number-columns-repeated="16381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66.260000000000005" table:style-name="ce1">
            <text:p>66,26</text:p>
          </table:table-cell>
          <table:table-cell office:value-type="float" office:value="72.989999999999995" table:style-name="ce1">
            <text:p>72,99</text:p>
          </table:table-cell>
          <table:table-cell table:number-columns-repeated="16381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66.61" table:style-name="ce1">
            <text:p>66,61</text:p>
          </table:table-cell>
          <table:table-cell office:value-type="float" office:value="73.3" table:style-name="ce1">
            <text:p>73,3</text:p>
          </table:table-cell>
          <table:table-cell table:number-columns-repeated="1638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66.95" table:style-name="ce1">
            <text:p>66,95</text:p>
          </table:table-cell>
          <table:table-cell office:value-type="float" office:value="73.599999999999994" table:style-name="ce1">
            <text:p>73,6</text:p>
          </table:table-cell>
          <table:table-cell table:number-columns-repeated="16381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67.290000000000006" table:style-name="ce1">
            <text:p>67,29</text:p>
          </table:table-cell>
          <table:table-cell office:value-type="float" office:value="73.849999999999994" table:style-name="ce1">
            <text:p>73,85</text:p>
          </table:table-cell>
          <table:table-cell table:number-columns-repeated="16381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67.61" table:style-name="ce1">
            <text:p>67,61</text:p>
          </table:table-cell>
          <table:table-cell office:value-type="float" office:value="73.58" table:style-name="ce1">
            <text:p>73,58</text:p>
          </table:table-cell>
          <table:table-cell table:number-columns-repeated="16381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67.84" table:style-name="ce1">
            <text:p>67,84</text:p>
          </table:table-cell>
          <table:table-cell office:value-type="float" office:value="72.8" table:style-name="ce1">
            <text:p>72,8</text:p>
          </table:table-cell>
          <table:table-cell table:number-columns-repeated="16381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67.94" table:style-name="ce1">
            <text:p>67,94</text:p>
          </table:table-cell>
          <table:table-cell office:value-type="float" office:value="71.78" table:style-name="ce1">
            <text:p>71,78</text:p>
          </table:table-cell>
          <table:table-cell table:number-columns-repeated="16381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67.89" table:style-name="ce1">
            <text:p>67,89</text:p>
          </table:table-cell>
          <table:table-cell office:value-type="float" office:value="70.650000000000006" table:style-name="ce1">
            <text:p>70,65</text:p>
          </table:table-cell>
          <table:table-cell table:number-columns-repeated="16381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67.739999999999995" table:style-name="ce1">
            <text:p>67,74</text:p>
          </table:table-cell>
          <table:table-cell office:value-type="float" office:value="69.55" table:style-name="ce1">
            <text:p>69,55</text:p>
          </table:table-cell>
          <table:table-cell table:number-columns-repeated="16381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67.489999999999995" table:style-name="ce1">
            <text:p>67,49</text:p>
          </table:table-cell>
          <table:table-cell office:value-type="float" office:value="68.459999999999994" table:style-name="ce1">
            <text:p>68,46</text:p>
          </table:table-cell>
          <table:table-cell table:number-columns-repeated="16381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67.17" table:style-name="ce1">
            <text:p>67,17</text:p>
          </table:table-cell>
          <table:table-cell office:value-type="float" office:value="67.459999999999994" table:style-name="ce1">
            <text:p>67,46</text:p>
          </table:table-cell>
          <table:table-cell table:number-columns-repeated="16381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66.81" table:style-name="ce1">
            <text:p>66,81</text:p>
          </table:table-cell>
          <table:table-cell office:value-type="float" office:value="66.510000000000005" table:style-name="ce1">
            <text:p>66,51</text:p>
          </table:table-cell>
          <table:table-cell table:number-columns-repeated="16381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66.41" table:style-name="ce1">
            <text:p>66,41</text:p>
          </table:table-cell>
          <table:table-cell office:value-type="float" office:value="65.61" table:style-name="ce1">
            <text:p>65,61</text:p>
          </table:table-cell>
          <table:table-cell table:number-columns-repeated="16381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65.98" table:style-name="ce1">
            <text:p>65,98</text:p>
          </table:table-cell>
          <table:table-cell office:value-type="float" office:value="64.77" table:style-name="ce1">
            <text:p>64,77</text:p>
          </table:table-cell>
          <table:table-cell table:number-columns-repeated="16381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65.55" table:style-name="ce1">
            <text:p>65,55</text:p>
          </table:table-cell>
          <table:table-cell office:value-type="float" office:value="63.98" table:style-name="ce1">
            <text:p>63,98</text:p>
          </table:table-cell>
          <table:table-cell table:number-columns-repeated="16381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65.08" table:style-name="ce1">
            <text:p>65,08</text:p>
          </table:table-cell>
          <table:table-cell office:value-type="float" office:value="63.24" table:style-name="ce1">
            <text:p>63,24</text:p>
          </table:table-cell>
          <table:table-cell table:number-columns-repeated="16381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64.62" table:style-name="ce1">
            <text:p>64,62</text:p>
          </table:table-cell>
          <table:table-cell office:value-type="float" office:value="62.54" table:style-name="ce1">
            <text:p>62,54</text:p>
          </table:table-cell>
          <table:table-cell table:number-columns-repeated="16381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64.14" table:style-name="ce1">
            <text:p>64,14</text:p>
          </table:table-cell>
          <table:table-cell office:value-type="float" office:value="61.88" table:style-name="ce1">
            <text:p>61,88</text:p>
          </table:table-cell>
          <table:table-cell table:number-columns-repeated="16381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63.67" table:style-name="ce1">
            <text:p>63,67</text:p>
          </table:table-cell>
          <table:table-cell office:value-type="float" office:value="61.25" table:style-name="ce1">
            <text:p>61,25</text:p>
          </table:table-cell>
          <table:table-cell table:number-columns-repeated="16381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63.19" table:style-name="ce1">
            <text:p>63,19</text:p>
          </table:table-cell>
          <table:table-cell office:value-type="float" office:value="60.65" table:style-name="ce1">
            <text:p>60,65</text:p>
          </table:table-cell>
          <table:table-cell table:number-columns-repeated="1638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62.71" table:style-name="ce1">
            <text:p>62,71</text:p>
          </table:table-cell>
          <table:table-cell office:value-type="float" office:value="60.08" table:style-name="ce1">
            <text:p>60,08</text:p>
          </table:table-cell>
          <table:table-cell table:number-columns-repeated="16381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62.25" table:style-name="ce1">
            <text:p>62,25</text:p>
          </table:table-cell>
          <table:table-cell office:value-type="float" office:value="59.54" table:style-name="ce1">
            <text:p>59,54</text:p>
          </table:table-cell>
          <table:table-cell table:number-columns-repeated="16381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61.77" table:style-name="ce1">
            <text:p>61,77</text:p>
          </table:table-cell>
          <table:table-cell office:value-type="float" office:value="59.02" table:style-name="ce1">
            <text:p>59,02</text:p>
          </table:table-cell>
          <table:table-cell table:number-columns-repeated="16381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61.32" table:style-name="ce1">
            <text:p>61,32</text:p>
          </table:table-cell>
          <table:table-cell office:value-type="float" office:value="58.52" table:style-name="ce1">
            <text:p>58,52</text:p>
          </table:table-cell>
          <table:table-cell table:number-columns-repeated="16381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60.85" table:style-name="ce1">
            <text:p>60,85</text:p>
          </table:table-cell>
          <table:table-cell office:value-type="float" office:value="58.04" table:style-name="ce1">
            <text:p>58,04</text:p>
          </table:table-cell>
          <table:table-cell table:number-columns-repeated="16381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60.4" table:style-name="ce1">
            <text:p>60,4</text:p>
          </table:table-cell>
          <table:table-cell office:value-type="float" office:value="57.58" table:style-name="ce1">
            <text:p>57,58</text:p>
          </table:table-cell>
          <table:table-cell table:number-columns-repeated="1638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59.95" table:style-name="ce1">
            <text:p>59,95</text:p>
          </table:table-cell>
          <table:table-cell office:value-type="float" office:value="57.14" table:style-name="ce1">
            <text:p>57,14</text:p>
          </table:table-cell>
          <table:table-cell table:number-columns-repeated="16381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59.52" table:style-name="ce1">
            <text:p>59,52</text:p>
          </table:table-cell>
          <table:table-cell office:value-type="float" office:value="56.71" table:style-name="ce1">
            <text:p>56,71</text:p>
          </table:table-cell>
          <table:table-cell table:number-columns-repeated="16381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59.09" table:style-name="ce1">
            <text:p>59,09</text:p>
          </table:table-cell>
          <table:table-cell office:value-type="float" office:value="56.31" table:style-name="ce1">
            <text:p>56,31</text:p>
          </table:table-cell>
          <table:table-cell table:number-columns-repeated="16381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58.67" table:style-name="ce1">
            <text:p>58,67</text:p>
          </table:table-cell>
          <table:table-cell office:value-type="float" office:value="55.91" table:style-name="ce1">
            <text:p>55,91</text:p>
          </table:table-cell>
          <table:table-cell table:number-columns-repeated="16381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58.26" table:style-name="ce1">
            <text:p>58,26</text:p>
          </table:table-cell>
          <table:table-cell office:value-type="float" office:value="55.53" table:style-name="ce1">
            <text:p>55,53</text:p>
          </table:table-cell>
          <table:table-cell table:number-columns-repeated="16381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57.86" table:style-name="ce1">
            <text:p>57,86</text:p>
          </table:table-cell>
          <table:table-cell office:value-type="float" office:value="55.16" table:style-name="ce1">
            <text:p>55,16</text:p>
          </table:table-cell>
          <table:table-cell table:number-columns-repeated="16381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57.46" table:style-name="ce1">
            <text:p>57,46</text:p>
          </table:table-cell>
          <table:table-cell office:value-type="float" office:value="54.81" table:style-name="ce1">
            <text:p>54,81</text:p>
          </table:table-cell>
          <table:table-cell table:number-columns-repeated="16381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57.08" table:style-name="ce1">
            <text:p>57,08</text:p>
          </table:table-cell>
          <table:table-cell office:value-type="float" office:value="54.47" table:style-name="ce1">
            <text:p>54,47</text:p>
          </table:table-cell>
          <table:table-cell table:number-columns-repeated="16381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56.7" table:style-name="ce1">
            <text:p>56,7</text:p>
          </table:table-cell>
          <table:table-cell office:value-type="float" office:value="54.14" table:style-name="ce1">
            <text:p>54,14</text:p>
          </table:table-cell>
          <table:table-cell table:number-columns-repeated="16381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56.33" table:style-name="ce1">
            <text:p>56,33</text:p>
          </table:table-cell>
          <table:table-cell office:value-type="float" office:value="53.81" table:style-name="ce1">
            <text:p>53,81</text:p>
          </table:table-cell>
          <table:table-cell table:number-columns-repeated="1638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55.98" table:style-name="ce1">
            <text:p>55,98</text:p>
          </table:table-cell>
          <table:table-cell office:value-type="float" office:value="53.51" table:style-name="ce1">
            <text:p>53,51</text:p>
          </table:table-cell>
          <table:table-cell table:number-columns-repeated="16381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55.62" table:style-name="ce1">
            <text:p>55,62</text:p>
          </table:table-cell>
          <table:table-cell office:value-type="float" office:value="53.21" table:style-name="ce1">
            <text:p>53,21</text:p>
          </table:table-cell>
          <table:table-cell table:number-columns-repeated="16381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55.28" table:style-name="ce1">
            <text:p>55,28</text:p>
          </table:table-cell>
          <table:table-cell office:value-type="float" office:value="52.92" table:style-name="ce1">
            <text:p>52,92</text:p>
          </table:table-cell>
          <table:table-cell table:number-columns-repeated="16381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54.95" table:style-name="ce1">
            <text:p>54,95</text:p>
          </table:table-cell>
          <table:table-cell office:value-type="float" office:value="52.65" table:style-name="ce1">
            <text:p>52,65</text:p>
          </table:table-cell>
          <table:table-cell table:number-columns-repeated="16381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54.62" table:style-name="ce1">
            <text:p>54,62</text:p>
          </table:table-cell>
          <table:table-cell office:value-type="float" office:value="52.38" table:style-name="ce1">
            <text:p>52,38</text:p>
          </table:table-cell>
          <table:table-cell table:number-columns-repeated="16381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54.3" table:style-name="ce1">
            <text:p>54,3</text:p>
          </table:table-cell>
          <table:table-cell office:value-type="float" office:value="52.12" table:style-name="ce1">
            <text:p>52,12</text:p>
          </table:table-cell>
          <table:table-cell table:number-columns-repeated="16381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54" table:style-name="ce1">
            <text:p>54</text:p>
          </table:table-cell>
          <table:table-cell office:value-type="float" office:value="51.86" table:style-name="ce1">
            <text:p>51,86</text:p>
          </table:table-cell>
          <table:table-cell table:number-columns-repeated="16381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53.69" table:style-name="ce1">
            <text:p>53,69</text:p>
          </table:table-cell>
          <table:table-cell office:value-type="float" office:value="51.63" table:style-name="ce1">
            <text:p>51,63</text:p>
          </table:table-cell>
          <table:table-cell table:number-columns-repeated="16381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53.41" table:style-name="ce1">
            <text:p>53,41</text:p>
          </table:table-cell>
          <table:table-cell office:value-type="float" office:value="51.39" table:style-name="ce1">
            <text:p>51,39</text:p>
          </table:table-cell>
          <table:table-cell table:number-columns-repeated="1638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53.12" table:style-name="ce1">
            <text:p>53,12</text:p>
          </table:table-cell>
          <table:table-cell office:value-type="float" office:value="51.16" table:style-name="ce1">
            <text:p>51,16</text:p>
          </table:table-cell>
          <table:table-cell table:number-columns-repeated="16381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52.84" table:style-name="ce1">
            <text:p>52,84</text:p>
          </table:table-cell>
          <table:table-cell office:value-type="float" office:value="50.94" table:style-name="ce1">
            <text:p>50,94</text:p>
          </table:table-cell>
          <table:table-cell table:number-columns-repeated="16381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52.58" table:style-name="ce1">
            <text:p>52,58</text:p>
          </table:table-cell>
          <table:table-cell office:value-type="float" office:value="50.74" table:style-name="ce1">
            <text:p>50,74</text:p>
          </table:table-cell>
          <table:table-cell table:number-columns-repeated="16381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52.32" table:style-name="ce1">
            <text:p>52,32</text:p>
          </table:table-cell>
          <table:table-cell office:value-type="float" office:value="50.53" table:style-name="ce1">
            <text:p>50,53</text:p>
          </table:table-cell>
          <table:table-cell table:number-columns-repeated="16381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52.05" table:style-name="ce1">
            <text:p>52,05</text:p>
          </table:table-cell>
          <table:table-cell office:value-type="float" office:value="50.33" table:style-name="ce1">
            <text:p>50,33</text:p>
          </table:table-cell>
          <table:table-cell table:number-columns-repeated="16381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51.82" table:style-name="ce1">
            <text:p>51,82</text:p>
          </table:table-cell>
          <table:table-cell office:value-type="float" office:value="50.14" table:style-name="ce1">
            <text:p>50,14</text:p>
          </table:table-cell>
          <table:table-cell table:number-columns-repeated="16381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51.58" table:style-name="ce1">
            <text:p>51,58</text:p>
          </table:table-cell>
          <table:table-cell office:value-type="float" office:value="49.96" table:style-name="ce1">
            <text:p>49,96</text:p>
          </table:table-cell>
          <table:table-cell table:number-columns-repeated="1638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51.34" table:style-name="ce1">
            <text:p>51,34</text:p>
          </table:table-cell>
          <table:table-cell office:value-type="float" office:value="49.79" table:style-name="ce1">
            <text:p>49,79</text:p>
          </table:table-cell>
          <table:table-cell table:number-columns-repeated="16381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51.11" table:style-name="ce1">
            <text:p>51,11</text:p>
          </table:table-cell>
          <table:table-cell office:value-type="float" office:value="49.7" table:style-name="ce1">
            <text:p>49,7</text:p>
          </table:table-cell>
          <table:table-cell table:number-columns-repeated="16381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50.92" table:style-name="ce1">
            <text:p>50,92</text:p>
          </table:table-cell>
          <table:table-cell office:value-type="float" office:value="50.13" table:style-name="ce1">
            <text:p>50,13</text:p>
          </table:table-cell>
          <table:table-cell table:number-columns-repeated="1638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50.81" table:style-name="ce1">
            <text:p>50,81</text:p>
          </table:table-cell>
          <table:table-cell office:value-type="float" office:value="51.02" table:style-name="ce1">
            <text:p>51,02</text:p>
          </table:table-cell>
          <table:table-cell table:number-columns-repeated="16381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50.83" table:style-name="ce1">
            <text:p>50,83</text:p>
          </table:table-cell>
          <table:table-cell office:value-type="float" office:value="52.12" table:style-name="ce1">
            <text:p>52,12</text:p>
          </table:table-cell>
          <table:table-cell table:number-columns-repeated="16381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50.99" table:style-name="ce1">
            <text:p>50,99</text:p>
          </table:table-cell>
          <table:table-cell office:value-type="float" office:value="53.29" table:style-name="ce1">
            <text:p>53,29</text:p>
          </table:table-cell>
          <table:table-cell table:number-columns-repeated="16381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51.25" table:style-name="ce1">
            <text:p>51,25</text:p>
          </table:table-cell>
          <table:table-cell office:value-type="float" office:value="54.45" table:style-name="ce1">
            <text:p>54,45</text:p>
          </table:table-cell>
          <table:table-cell table:number-columns-repeated="16381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51.59" table:style-name="ce1">
            <text:p>51,59</text:p>
          </table:table-cell>
          <table:table-cell office:value-type="float" office:value="55.55" table:style-name="ce1">
            <text:p>55,55</text:p>
          </table:table-cell>
          <table:table-cell table:number-columns-repeated="16381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51.99" table:style-name="ce1">
            <text:p>51,99</text:p>
          </table:table-cell>
          <table:table-cell office:value-type="float" office:value="56.62" table:style-name="ce1">
            <text:p>56,62</text:p>
          </table:table-cell>
          <table:table-cell table:number-columns-repeated="16381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52.44" table:style-name="ce1">
            <text:p>52,44</text:p>
          </table:table-cell>
          <table:table-cell office:value-type="float" office:value="57.61" table:style-name="ce1">
            <text:p>57,61</text:p>
          </table:table-cell>
          <table:table-cell table:number-columns-repeated="16381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52.92" table:style-name="ce1">
            <text:p>52,92</text:p>
          </table:table-cell>
          <table:table-cell office:value-type="float" office:value="58.56" table:style-name="ce1">
            <text:p>58,56</text:p>
          </table:table-cell>
          <table:table-cell table:number-columns-repeated="16381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53.43" table:style-name="ce1">
            <text:p>53,43</text:p>
          </table:table-cell>
          <table:table-cell office:value-type="float" office:value="59.47" table:style-name="ce1">
            <text:p>59,47</text:p>
          </table:table-cell>
          <table:table-cell table:number-columns-repeated="16381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53.96" table:style-name="ce1">
            <text:p>53,96</text:p>
          </table:table-cell>
          <table:table-cell office:value-type="float" office:value="60.33" table:style-name="ce1">
            <text:p>60,33</text:p>
          </table:table-cell>
          <table:table-cell table:number-columns-repeated="1638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54.5" table:style-name="ce1">
            <text:p>54,5</text:p>
          </table:table-cell>
          <table:table-cell office:value-type="float" office:value="61.14" table:style-name="ce1">
            <text:p>61,14</text:p>
          </table:table-cell>
          <table:table-cell table:number-columns-repeated="16381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55.05" table:style-name="ce1">
            <text:p>55,05</text:p>
          </table:table-cell>
          <table:table-cell office:value-type="float" office:value="61.91" table:style-name="ce1">
            <text:p>61,91</text:p>
          </table:table-cell>
          <table:table-cell table:number-columns-repeated="16381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55.6" table:style-name="ce1">
            <text:p>55,6</text:p>
          </table:table-cell>
          <table:table-cell office:value-type="float" office:value="62.66" table:style-name="ce1">
            <text:p>62,66</text:p>
          </table:table-cell>
          <table:table-cell table:number-columns-repeated="16381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56.16" table:style-name="ce1">
            <text:p>56,16</text:p>
          </table:table-cell>
          <table:table-cell office:value-type="float" office:value="63.37" table:style-name="ce1">
            <text:p>63,37</text:p>
          </table:table-cell>
          <table:table-cell table:number-columns-repeated="16381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56.72" table:style-name="ce1">
            <text:p>56,72</text:p>
          </table:table-cell>
          <table:table-cell office:value-type="float" office:value="64.05" table:style-name="ce1">
            <text:p>64,05</text:p>
          </table:table-cell>
          <table:table-cell table:number-columns-repeated="16381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57.28" table:style-name="ce1">
            <text:p>57,28</text:p>
          </table:table-cell>
          <table:table-cell office:value-type="float" office:value="64.709999999999994" table:style-name="ce1">
            <text:p>64,71</text:p>
          </table:table-cell>
          <table:table-cell table:number-columns-repeated="16381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57.84" table:style-name="ce1">
            <text:p>57,84</text:p>
          </table:table-cell>
          <table:table-cell office:value-type="float" office:value="65.349999999999994" table:style-name="ce1">
            <text:p>65,35</text:p>
          </table:table-cell>
          <table:table-cell table:number-columns-repeated="16381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58.39" table:style-name="ce1">
            <text:p>58,39</text:p>
          </table:table-cell>
          <table:table-cell office:value-type="float" office:value="65.959999999999994" table:style-name="ce1">
            <text:p>65,96</text:p>
          </table:table-cell>
          <table:table-cell table:number-columns-repeated="16381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58.93" table:style-name="ce1">
            <text:p>58,93</text:p>
          </table:table-cell>
          <table:table-cell office:value-type="float" office:value="66.55" table:style-name="ce1">
            <text:p>66,55</text:p>
          </table:table-cell>
          <table:table-cell table:number-columns-repeated="16381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59.48" table:style-name="ce1">
            <text:p>59,48</text:p>
          </table:table-cell>
          <table:table-cell office:value-type="float" office:value="67.13" table:style-name="ce1">
            <text:p>67,13</text:p>
          </table:table-cell>
          <table:table-cell table:number-columns-repeated="16381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60.02" table:style-name="ce1">
            <text:p>60,02</text:p>
          </table:table-cell>
          <table:table-cell office:value-type="float" office:value="67.680000000000007" table:style-name="ce1">
            <text:p>67,68</text:p>
          </table:table-cell>
          <table:table-cell table:number-columns-repeated="16381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60.54" table:style-name="ce1">
            <text:p>60,54</text:p>
          </table:table-cell>
          <table:table-cell office:value-type="float" office:value="68.22" table:style-name="ce1">
            <text:p>68,22</text:p>
          </table:table-cell>
          <table:table-cell table:number-columns-repeated="16381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61.07" table:style-name="ce1">
            <text:p>61,07</text:p>
          </table:table-cell>
          <table:table-cell office:value-type="float" office:value="68.75" table:style-name="ce1">
            <text:p>68,75</text:p>
          </table:table-cell>
          <table:table-cell table:number-columns-repeated="16381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61.58" table:style-name="ce1">
            <text:p>61,58</text:p>
          </table:table-cell>
          <table:table-cell office:value-type="float" office:value="69.27" table:style-name="ce1">
            <text:p>69,27</text:p>
          </table:table-cell>
          <table:table-cell table:number-columns-repeated="16381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62.09" table:style-name="ce1">
            <text:p>62,09</text:p>
          </table:table-cell>
          <table:table-cell office:value-type="float" office:value="69.760000000000005" table:style-name="ce1">
            <text:p>69,76</text:p>
          </table:table-cell>
          <table:table-cell table:number-columns-repeated="16381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62.6" table:style-name="ce1">
            <text:p>62,6</text:p>
          </table:table-cell>
          <table:table-cell office:value-type="float" office:value="70.239999999999995" table:style-name="ce1">
            <text:p>70,24</text:p>
          </table:table-cell>
          <table:table-cell table:number-columns-repeated="16381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63.09" table:style-name="ce1">
            <text:p>63,09</text:p>
          </table:table-cell>
          <table:table-cell office:value-type="float" office:value="70.709999999999994" table:style-name="ce1">
            <text:p>70,71</text:p>
          </table:table-cell>
          <table:table-cell table:number-columns-repeated="16381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63.58" table:style-name="ce1">
            <text:p>63,58</text:p>
          </table:table-cell>
          <table:table-cell office:value-type="float" office:value="71.180000000000007" table:style-name="ce1">
            <text:p>71,18</text:p>
          </table:table-cell>
          <table:table-cell table:number-columns-repeated="16381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64.06" table:style-name="ce1">
            <text:p>64,06</text:p>
          </table:table-cell>
          <table:table-cell office:value-type="float" office:value="71.63" table:style-name="ce1">
            <text:p>71,63</text:p>
          </table:table-cell>
          <table:table-cell table:number-columns-repeated="16381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64.53" table:style-name="ce1">
            <text:p>64,53</text:p>
          </table:table-cell>
          <table:table-cell office:value-type="float" office:value="72.069999999999993" table:style-name="ce1">
            <text:p>72,07</text:p>
          </table:table-cell>
          <table:table-cell table:number-columns-repeated="16381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64.989999999999995" table:style-name="ce1">
            <text:p>64,99</text:p>
          </table:table-cell>
          <table:table-cell office:value-type="float" office:value="72.5" table:style-name="ce1">
            <text:p>72,5</text:p>
          </table:table-cell>
          <table:table-cell table:number-columns-repeated="16381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65.45" table:style-name="ce1">
            <text:p>65,45</text:p>
          </table:table-cell>
          <table:table-cell office:value-type="float" office:value="72.92" table:style-name="ce1">
            <text:p>72,92</text:p>
          </table:table-cell>
          <table:table-cell table:number-columns-repeated="16381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65.89" table:style-name="ce1">
            <text:p>65,89</text:p>
          </table:table-cell>
          <table:table-cell office:value-type="float" office:value="73.319999999999993" table:style-name="ce1">
            <text:p>73,32</text:p>
          </table:table-cell>
          <table:table-cell table:number-columns-repeated="16381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66.33" table:style-name="ce1">
            <text:p>66,33</text:p>
          </table:table-cell>
          <table:table-cell office:value-type="float" office:value="73.73" table:style-name="ce1">
            <text:p>73,73</text:p>
          </table:table-cell>
          <table:table-cell table:number-columns-repeated="16381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66.760000000000005" table:style-name="ce1">
            <text:p>66,76</text:p>
          </table:table-cell>
          <table:table-cell office:value-type="float" office:value="74.11" table:style-name="ce1">
            <text:p>74,11</text:p>
          </table:table-cell>
          <table:table-cell table:number-columns-repeated="16381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67.19" table:style-name="ce1">
            <text:p>67,19</text:p>
          </table:table-cell>
          <table:table-cell office:value-type="float" office:value="74.5" table:style-name="ce1">
            <text:p>74,5</text:p>
          </table:table-cell>
          <table:table-cell table:number-columns-repeated="16381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67.599999999999994" table:style-name="ce1">
            <text:p>67,6</text:p>
          </table:table-cell>
          <table:table-cell office:value-type="float" office:value="74.87" table:style-name="ce1">
            <text:p>74,87</text:p>
          </table:table-cell>
          <table:table-cell table:number-columns-repeated="1638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68.010000000000005" table:style-name="ce1">
            <text:p>68,01</text:p>
          </table:table-cell>
          <table:table-cell office:value-type="float" office:value="75.239999999999995" table:style-name="ce1">
            <text:p>75,24</text:p>
          </table:table-cell>
          <table:table-cell table:number-columns-repeated="16381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68.41" table:style-name="ce1">
            <text:p>68,41</text:p>
          </table:table-cell>
          <table:table-cell office:value-type="float" office:value="75.59" table:style-name="ce1">
            <text:p>75,59</text:p>
          </table:table-cell>
          <table:table-cell table:number-columns-repeated="16381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68.8" table:style-name="ce1">
            <text:p>68,8</text:p>
          </table:table-cell>
          <table:table-cell office:value-type="float" office:value="75.95" table:style-name="ce1">
            <text:p>75,95</text:p>
          </table:table-cell>
          <table:table-cell table:number-columns-repeated="16381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69.19" table:style-name="ce1">
            <text:p>69,19</text:p>
          </table:table-cell>
          <table:table-cell office:value-type="float" office:value="76.290000000000006" table:style-name="ce1">
            <text:p>76,29</text:p>
          </table:table-cell>
          <table:table-cell table:number-columns-repeated="16381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69.58" table:style-name="ce1">
            <text:p>69,58</text:p>
          </table:table-cell>
          <table:table-cell office:value-type="float" office:value="76.62" table:style-name="ce1">
            <text:p>76,62</text:p>
          </table:table-cell>
          <table:table-cell table:number-columns-repeated="16381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69.95" table:style-name="ce1">
            <text:p>69,95</text:p>
          </table:table-cell>
          <table:table-cell office:value-type="float" office:value="76.95" table:style-name="ce1">
            <text:p>76,95</text:p>
          </table:table-cell>
          <table:table-cell table:number-columns-repeated="16381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70.31" table:style-name="ce1">
            <text:p>70,31</text:p>
          </table:table-cell>
          <table:table-cell office:value-type="float" office:value="77.27" table:style-name="ce1">
            <text:p>77,27</text:p>
          </table:table-cell>
          <table:table-cell table:number-columns-repeated="16381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70.67" table:style-name="ce1">
            <text:p>70,67</text:p>
          </table:table-cell>
          <table:table-cell office:value-type="float" office:value="77.59" table:style-name="ce1">
            <text:p>77,59</text:p>
          </table:table-cell>
          <table:table-cell table:number-columns-repeated="16381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71.02" table:style-name="ce1">
            <text:p>71,02</text:p>
          </table:table-cell>
          <table:table-cell office:value-type="float" office:value="77.900000000000006" table:style-name="ce1">
            <text:p>77,9</text:p>
          </table:table-cell>
          <table:table-cell table:number-columns-repeated="16381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71.37" table:style-name="ce1">
            <text:p>71,37</text:p>
          </table:table-cell>
          <table:table-cell office:value-type="float" office:value="78.19" table:style-name="ce1">
            <text:p>78,19</text:p>
          </table:table-cell>
          <table:table-cell table:number-columns-repeated="1638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71.709999999999994" table:style-name="ce1">
            <text:p>71,71</text:p>
          </table:table-cell>
          <table:table-cell office:value-type="float" office:value="78.489999999999995" table:style-name="ce1">
            <text:p>78,49</text:p>
          </table:table-cell>
          <table:table-cell table:number-columns-repeated="16381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72.03" table:style-name="ce1">
            <text:p>72,03</text:p>
          </table:table-cell>
          <table:table-cell office:value-type="float" office:value="78.69" table:style-name="ce1">
            <text:p>78,69</text:p>
          </table:table-cell>
          <table:table-cell table:number-columns-repeated="16381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72.349999999999994" table:style-name="ce1">
            <text:p>72,35</text:p>
          </table:table-cell>
          <table:table-cell office:value-type="float" office:value="78.349999999999994" table:style-name="ce1">
            <text:p>78,35</text:p>
          </table:table-cell>
          <table:table-cell table:number-columns-repeated="16381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72.56" table:style-name="ce1">
            <text:p>72,56</text:p>
          </table:table-cell>
          <table:table-cell office:value-type="float" office:value="77.52" table:style-name="ce1">
            <text:p>77,52</text:p>
          </table:table-cell>
          <table:table-cell table:number-columns-repeated="16381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72.63" table:style-name="ce1">
            <text:p>72,63</text:p>
          </table:table-cell>
          <table:table-cell office:value-type="float" office:value="76.45" table:style-name="ce1">
            <text:p>76,45</text:p>
          </table:table-cell>
          <table:table-cell table:number-columns-repeated="16381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72.56" table:style-name="ce1">
            <text:p>72,56</text:p>
          </table:table-cell>
          <table:table-cell office:value-type="float" office:value="75.319999999999993" table:style-name="ce1">
            <text:p>75,32</text:p>
          </table:table-cell>
          <table:table-cell table:number-columns-repeated="16381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72.38" table:style-name="ce1">
            <text:p>72,38</text:p>
          </table:table-cell>
          <table:table-cell office:value-type="float" office:value="74.180000000000007" table:style-name="ce1">
            <text:p>74,18</text:p>
          </table:table-cell>
          <table:table-cell table:number-columns-repeated="16381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72.12" table:style-name="ce1">
            <text:p>72,12</text:p>
          </table:table-cell>
          <table:table-cell office:value-type="float" office:value="73.099999999999994" table:style-name="ce1">
            <text:p>73,1</text:p>
          </table:table-cell>
          <table:table-cell table:number-columns-repeated="16381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71.78" table:style-name="ce1">
            <text:p>71,78</text:p>
          </table:table-cell>
          <table:table-cell office:value-type="float" office:value="72.069999999999993" table:style-name="ce1">
            <text:p>72,07</text:p>
          </table:table-cell>
          <table:table-cell table:number-columns-repeated="16381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71.099999999999994" table:style-name="ce1">
            <text:p>71,1</text:p>
          </table:table-cell>
          <table:table-cell table:number-columns-repeated="16381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70.989999999999995" table:style-name="ce1">
            <text:p>70,99</text:p>
          </table:table-cell>
          <table:table-cell office:value-type="float" office:value="70.19" table:style-name="ce1">
            <text:p>70,19</text:p>
          </table:table-cell>
          <table:table-cell table:number-columns-repeated="16381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70.55" table:style-name="ce1">
            <text:p>70,55</text:p>
          </table:table-cell>
          <table:table-cell office:value-type="float" office:value="69.349999999999994" table:style-name="ce1">
            <text:p>69,35</text:p>
          </table:table-cell>
          <table:table-cell table:number-columns-repeated="16381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70.08" table:style-name="ce1">
            <text:p>70,08</text:p>
          </table:table-cell>
          <table:table-cell office:value-type="float" office:value="68.540000000000006" table:style-name="ce1">
            <text:p>68,54</text:p>
          </table:table-cell>
          <table:table-cell table:number-columns-repeated="16381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69.61" table:style-name="ce1">
            <text:p>69,61</text:p>
          </table:table-cell>
          <table:table-cell office:value-type="float" office:value="67.790000000000006" table:style-name="ce1">
            <text:p>67,79</text:p>
          </table:table-cell>
          <table:table-cell table:number-columns-repeated="16381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69.13" table:style-name="ce1">
            <text:p>69,13</text:p>
          </table:table-cell>
          <table:table-cell office:value-type="float" office:value="67.069999999999993" table:style-name="ce1">
            <text:p>67,07</text:p>
          </table:table-cell>
          <table:table-cell table:number-columns-repeated="16381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68.64" table:style-name="ce1">
            <text:p>68,64</text:p>
          </table:table-cell>
          <table:table-cell office:value-type="float" office:value="66.39" table:style-name="ce1">
            <text:p>66,39</text:p>
          </table:table-cell>
          <table:table-cell table:number-columns-repeated="16381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68.14" table:style-name="ce1">
            <text:p>68,14</text:p>
          </table:table-cell>
          <table:table-cell office:value-type="float" office:value="65.739999999999995" table:style-name="ce1">
            <text:p>65,74</text:p>
          </table:table-cell>
          <table:table-cell table:number-columns-repeated="1638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67.650000000000006" table:style-name="ce1">
            <text:p>67,65</text:p>
          </table:table-cell>
          <table:table-cell office:value-type="float" office:value="65.13" table:style-name="ce1">
            <text:p>65,13</text:p>
          </table:table-cell>
          <table:table-cell table:number-columns-repeated="16381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67.16" table:style-name="ce1">
            <text:p>67,16</text:p>
          </table:table-cell>
          <table:table-cell office:value-type="float" office:value="64.55" table:style-name="ce1">
            <text:p>64,55</text:p>
          </table:table-cell>
          <table:table-cell table:number-columns-repeated="16381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66.680000000000007" table:style-name="ce1">
            <text:p>66,68</text:p>
          </table:table-cell>
          <table:table-cell office:value-type="float" office:value="63.99" table:style-name="ce1">
            <text:p>63,99</text:p>
          </table:table-cell>
          <table:table-cell table:number-columns-repeated="16381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66.19" table:style-name="ce1">
            <text:p>66,19</text:p>
          </table:table-cell>
          <table:table-cell office:value-type="float" office:value="63.46" table:style-name="ce1">
            <text:p>63,46</text:p>
          </table:table-cell>
          <table:table-cell table:number-columns-repeated="16381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65.709999999999994" table:style-name="ce1">
            <text:p>65,71</text:p>
          </table:table-cell>
          <table:table-cell office:value-type="float" office:value="62.94" table:style-name="ce1">
            <text:p>62,94</text:p>
          </table:table-cell>
          <table:table-cell table:number-columns-repeated="16381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65.239999999999995" table:style-name="ce1">
            <text:p>65,24</text:p>
          </table:table-cell>
          <table:table-cell office:value-type="float" office:value="62.45" table:style-name="ce1">
            <text:p>62,45</text:p>
          </table:table-cell>
          <table:table-cell table:number-columns-repeated="16381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64.78" table:style-name="ce1">
            <text:p>64,78</text:p>
          </table:table-cell>
          <table:table-cell office:value-type="float" office:value="61.97" table:style-name="ce1">
            <text:p>61,97</text:p>
          </table:table-cell>
          <table:table-cell table:number-columns-repeated="16381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64.319999999999993" table:style-name="ce1">
            <text:p>64,32</text:p>
          </table:table-cell>
          <table:table-cell office:value-type="float" office:value="61.52" table:style-name="ce1">
            <text:p>61,52</text:p>
          </table:table-cell>
          <table:table-cell table:number-columns-repeated="16381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63.86" table:style-name="ce1">
            <text:p>63,86</text:p>
          </table:table-cell>
          <table:table-cell office:value-type="float" office:value="61.07" table:style-name="ce1">
            <text:p>61,07</text:p>
          </table:table-cell>
          <table:table-cell table:number-columns-repeated="16381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63.42" table:style-name="ce1">
            <text:p>63,42</text:p>
          </table:table-cell>
          <table:table-cell office:value-type="float" office:value="60.65" table:style-name="ce1">
            <text:p>60,65</text:p>
          </table:table-cell>
          <table:table-cell table:number-columns-repeated="16381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62.99" table:style-name="ce1">
            <text:p>62,99</text:p>
          </table:table-cell>
          <table:table-cell office:value-type="float" office:value="60.24" table:style-name="ce1">
            <text:p>60,24</text:p>
          </table:table-cell>
          <table:table-cell table:number-columns-repeated="16381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62.56" table:style-name="ce1">
            <text:p>62,56</text:p>
          </table:table-cell>
          <table:table-cell office:value-type="float" office:value="59.84" table:style-name="ce1">
            <text:p>59,84</text:p>
          </table:table-cell>
          <table:table-cell table:number-columns-repeated="16381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62.14" table:style-name="ce1">
            <text:p>62,14</text:p>
          </table:table-cell>
          <table:table-cell office:value-type="float" office:value="59.46" table:style-name="ce1">
            <text:p>59,46</text:p>
          </table:table-cell>
          <table:table-cell table:number-columns-repeated="16381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61.73" table:style-name="ce1">
            <text:p>61,73</text:p>
          </table:table-cell>
          <table:table-cell office:value-type="float" office:value="59.09" table:style-name="ce1">
            <text:p>59,09</text:p>
          </table:table-cell>
          <table:table-cell table:number-columns-repeated="16381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61.33" table:style-name="ce1">
            <text:p>61,33</text:p>
          </table:table-cell>
          <table:table-cell office:value-type="float" office:value="58.73" table:style-name="ce1">
            <text:p>58,73</text:p>
          </table:table-cell>
          <table:table-cell table:number-columns-repeated="16381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60.94" table:style-name="ce1">
            <text:p>60,94</text:p>
          </table:table-cell>
          <table:table-cell office:value-type="float" office:value="58.38" table:style-name="ce1">
            <text:p>58,38</text:p>
          </table:table-cell>
          <table:table-cell table:number-columns-repeated="16381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60.55" table:style-name="ce1">
            <text:p>60,55</text:p>
          </table:table-cell>
          <table:table-cell office:value-type="float" office:value="58.05" table:style-name="ce1">
            <text:p>58,05</text:p>
          </table:table-cell>
          <table:table-cell table:number-columns-repeated="16381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60.18" table:style-name="ce1">
            <text:p>60,18</text:p>
          </table:table-cell>
          <table:table-cell office:value-type="float" office:value="57.73" table:style-name="ce1">
            <text:p>57,73</text:p>
          </table:table-cell>
          <table:table-cell table:number-columns-repeated="16381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59.82" table:style-name="ce1">
            <text:p>59,82</text:p>
          </table:table-cell>
          <table:table-cell office:value-type="float" office:value="57.42" table:style-name="ce1">
            <text:p>57,42</text:p>
          </table:table-cell>
          <table:table-cell table:number-columns-repeated="16381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59.46" table:style-name="ce1">
            <text:p>59,46</text:p>
          </table:table-cell>
          <table:table-cell office:value-type="float" office:value="57.12" table:style-name="ce1">
            <text:p>57,12</text:p>
          </table:table-cell>
          <table:table-cell table:number-columns-repeated="16381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59.12" table:style-name="ce1">
            <text:p>59,12</text:p>
          </table:table-cell>
          <table:table-cell office:value-type="float" office:value="56.83" table:style-name="ce1">
            <text:p>56,83</text:p>
          </table:table-cell>
          <table:table-cell table:number-columns-repeated="16381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58.78" table:style-name="ce1">
            <text:p>58,78</text:p>
          </table:table-cell>
          <table:table-cell office:value-type="float" office:value="56.54" table:style-name="ce1">
            <text:p>56,54</text:p>
          </table:table-cell>
          <table:table-cell table:number-columns-repeated="16381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58.45" table:style-name="ce1">
            <text:p>58,45</text:p>
          </table:table-cell>
          <table:table-cell office:value-type="float" office:value="56.27" table:style-name="ce1">
            <text:p>56,27</text:p>
          </table:table-cell>
          <table:table-cell table:number-columns-repeated="16381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58.13" table:style-name="ce1">
            <text:p>58,1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57.81" table:style-name="ce1">
            <text:p>57,81</text:p>
          </table:table-cell>
          <table:table-cell office:value-type="float" office:value="55.75" table:style-name="ce1">
            <text:p>55,75</text:p>
          </table:table-cell>
          <table:table-cell table:number-columns-repeated="16381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57.51" table:style-name="ce1">
            <text:p>57,51</text:p>
          </table:table-cell>
          <table:table-cell office:value-type="float" office:value="55.5" table:style-name="ce1">
            <text:p>55,5</text:p>
          </table:table-cell>
          <table:table-cell table:number-columns-repeated="16381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57.21" table:style-name="ce1">
            <text:p>57,21</text:p>
          </table:table-cell>
          <table:table-cell office:value-type="float" office:value="55.26" table:style-name="ce1">
            <text:p>55,26</text:p>
          </table:table-cell>
          <table:table-cell table:number-columns-repeated="16381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56.92" table:style-name="ce1">
            <text:p>56,92</text:p>
          </table:table-cell>
          <table:table-cell office:value-type="float" office:value="55.03" table:style-name="ce1">
            <text:p>55,03</text:p>
          </table:table-cell>
          <table:table-cell table:number-columns-repeated="16381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56.64" table:style-name="ce1">
            <text:p>56,64</text:p>
          </table:table-cell>
          <table:table-cell office:value-type="float" office:value="54.81" table:style-name="ce1">
            <text:p>54,81</text:p>
          </table:table-cell>
          <table:table-cell table:number-columns-repeated="16381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56.37" table:style-name="ce1">
            <text:p>56,37</text:p>
          </table:table-cell>
          <table:table-cell office:value-type="float" office:value="54.59" table:style-name="ce1">
            <text:p>54,59</text:p>
          </table:table-cell>
          <table:table-cell table:number-columns-repeated="16381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56.1" table:style-name="ce1">
            <text:p>56,1</text:p>
          </table:table-cell>
          <table:table-cell office:value-type="float" office:value="54.39" table:style-name="ce1">
            <text:p>54,39</text:p>
          </table:table-cell>
          <table:table-cell table:number-columns-repeated="16381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55.84" table:style-name="ce1">
            <text:p>55,84</text:p>
          </table:table-cell>
          <table:table-cell office:value-type="float" office:value="54.19" table:style-name="ce1">
            <text:p>54,19</text:p>
          </table:table-cell>
          <table:table-cell table:number-columns-repeated="16381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55.59" table:style-name="ce1">
            <text:p>55,59</text:p>
          </table:table-cell>
          <table:table-cell office:value-type="float" office:value="53.99" table:style-name="ce1">
            <text:p>53,99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55.35" table:style-name="ce1">
            <text:p>55,35</text:p>
          </table:table-cell>
          <table:table-cell office:value-type="float" office:value="53.8" table:style-name="ce1">
            <text:p>53,8</text:p>
          </table:table-cell>
          <table:table-cell table:number-columns-repeated="16381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55.11" table:style-name="ce1">
            <text:p>55,11</text:p>
          </table:table-cell>
          <table:table-cell office:value-type="float" office:value="53.67" table:style-name="ce1">
            <text:p>53,67</text:p>
          </table:table-cell>
          <table:table-cell table:number-columns-repeated="1638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54.9" table:style-name="ce1">
            <text:p>54,9</text:p>
          </table:table-cell>
          <table:table-cell office:value-type="float" office:value="54.03" table:style-name="ce1">
            <text:p>54,03</text:p>
          </table:table-cell>
          <table:table-cell table:number-columns-repeated="1638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54.76" table:style-name="ce1">
            <text:p>54,76</text:p>
          </table:table-cell>
          <table:table-cell office:value-type="float" office:value="54.88" table:style-name="ce1">
            <text:p>54,88</text:p>
          </table:table-cell>
          <table:table-cell table:number-columns-repeated="1638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54.76" table:style-name="ce1">
            <text:p>54,76</text:p>
          </table:table-cell>
          <table:table-cell office:value-type="float" office:value="55.97" table:style-name="ce1">
            <text:p>55,97</text:p>
          </table:table-cell>
          <table:table-cell table:number-columns-repeated="16381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54.89" table:style-name="ce1">
            <text:p>54,89</text:p>
          </table:table-cell>
          <table:table-cell office:value-type="float" office:value="57.12" table:style-name="ce1">
            <text:p>57,12</text:p>
          </table:table-cell>
          <table:table-cell table:number-columns-repeated="16381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float" office:value="55.13" table:style-name="ce1">
            <text:p>55,13</text:p>
          </table:table-cell>
          <table:table-cell office:value-type="float" office:value="58.29" table:style-name="ce1">
            <text:p>58,29</text:p>
          </table:table-cell>
          <table:table-cell table:number-columns-repeated="16381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float" office:value="55.46" table:style-name="ce1">
            <text:p>55,46</text:p>
          </table:table-cell>
          <table:table-cell office:value-type="float" office:value="59.4" table:style-name="ce1">
            <text:p>59,4</text:p>
          </table:table-cell>
          <table:table-cell table:number-columns-repeated="16381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float" office:value="55.85" table:style-name="ce1">
            <text:p>55,85</text:p>
          </table:table-cell>
          <table:table-cell office:value-type="float" office:value="60.47" table:style-name="ce1">
            <text:p>60,47</text:p>
          </table:table-cell>
          <table:table-cell table:number-columns-repeated="1638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float" office:value="56.29" table:style-name="ce1">
            <text:p>56,29</text:p>
          </table:table-cell>
          <table:table-cell office:value-type="float" office:value="61.48" table:style-name="ce1">
            <text:p>61,48</text:p>
          </table:table-cell>
          <table:table-cell table:number-columns-repeated="16381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float" office:value="56.76" table:style-name="ce1">
            <text:p>56,76</text:p>
          </table:table-cell>
          <table:table-cell office:value-type="float" office:value="62.44" table:style-name="ce1">
            <text:p>62,44</text:p>
          </table:table-cell>
          <table:table-cell table:number-columns-repeated="16381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float" office:value="57.26" table:style-name="ce1">
            <text:p>57,26</text:p>
          </table:table-cell>
          <table:table-cell office:value-type="float" office:value="63.34" table:style-name="ce1">
            <text:p>63,34</text:p>
          </table:table-cell>
          <table:table-cell table:number-columns-repeated="16381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57.78" table:style-name="ce1">
            <text:p>57,78</text:p>
          </table:table-cell>
          <table:table-cell office:value-type="float" office:value="64.2" table:style-name="ce1">
            <text:p>64,2</text:p>
          </table:table-cell>
          <table:table-cell table:number-columns-repeated="16381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float" office:value="58.32" table:style-name="ce1">
            <text:p>58,32</text:p>
          </table:table-cell>
          <table:table-cell office:value-type="float" office:value="65.010000000000005" table:style-name="ce1">
            <text:p>65,01</text:p>
          </table:table-cell>
          <table:table-cell table:number-columns-repeated="16381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float" office:value="58.86" table:style-name="ce1">
            <text:p>58,86</text:p>
          </table:table-cell>
          <table:table-cell office:value-type="float" office:value="65.8" table:style-name="ce1">
            <text:p>65,8</text:p>
          </table:table-cell>
          <table:table-cell table:number-columns-repeated="16381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float" office:value="59.41" table:style-name="ce1">
            <text:p>59,41</text:p>
          </table:table-cell>
          <table:table-cell office:value-type="float" office:value="66.540000000000006" table:style-name="ce1">
            <text:p>66,54</text:p>
          </table:table-cell>
          <table:table-cell table:number-columns-repeated="16381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float" office:value="59.96" table:style-name="ce1">
            <text:p>59,96</text:p>
          </table:table-cell>
          <table:table-cell office:value-type="float" office:value="67.25" table:style-name="ce1">
            <text:p>67,25</text:p>
          </table:table-cell>
          <table:table-cell table:number-columns-repeated="16381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float" office:value="60.52" table:style-name="ce1">
            <text:p>60,52</text:p>
          </table:table-cell>
          <table:table-cell office:value-type="float" office:value="67.94" table:style-name="ce1">
            <text:p>67,94</text:p>
          </table:table-cell>
          <table:table-cell table:number-columns-repeated="16381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float" office:value="61.07" table:style-name="ce1">
            <text:p>61,07</text:p>
          </table:table-cell>
          <table:table-cell office:value-type="float" office:value="68.59" table:style-name="ce1">
            <text:p>68,59</text:p>
          </table:table-cell>
          <table:table-cell table:number-columns-repeated="16381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float" office:value="61.62" table:style-name="ce1">
            <text:p>61,62</text:p>
          </table:table-cell>
          <table:table-cell office:value-type="float" office:value="69.23" table:style-name="ce1">
            <text:p>69,23</text:p>
          </table:table-cell>
          <table:table-cell table:number-columns-repeated="16381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float" office:value="62.17" table:style-name="ce1">
            <text:p>62,17</text:p>
          </table:table-cell>
          <table:table-cell office:value-type="float" office:value="69.84" table:style-name="ce1">
            <text:p>69,84</text:p>
          </table:table-cell>
          <table:table-cell table:number-columns-repeated="16381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float" office:value="62.72" table:style-name="ce1">
            <text:p>62,72</text:p>
          </table:table-cell>
          <table:table-cell office:value-type="float" office:value="70.430000000000007" table:style-name="ce1">
            <text:p>70,43</text:p>
          </table:table-cell>
          <table:table-cell table:number-columns-repeated="16381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float" office:value="63.26" table:style-name="ce1">
            <text:p>63,26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float" office:value="63.8" table:style-name="ce1">
            <text:p>63,8</text:p>
          </table:table-cell>
          <table:table-cell office:value-type="float" office:value="71.56" table:style-name="ce1">
            <text:p>71,56</text:p>
          </table:table-cell>
          <table:table-cell table:number-columns-repeated="16381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float" office:value="64.319999999999993" table:style-name="ce1">
            <text:p>64,32</text:p>
          </table:table-cell>
          <table:table-cell office:value-type="float" office:value="72.099999999999994" table:style-name="ce1">
            <text:p>72,1</text:p>
          </table:table-cell>
          <table:table-cell table:number-columns-repeated="16381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64.84" table:style-name="ce1">
            <text:p>64,84</text:p>
          </table:table-cell>
          <table:table-cell office:value-type="float" office:value="72.63" table:style-name="ce1">
            <text:p>72,63</text:p>
          </table:table-cell>
          <table:table-cell table:number-columns-repeated="16381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65.36" table:style-name="ce1">
            <text:p>65,36</text:p>
          </table:table-cell>
          <table:table-cell office:value-type="float" office:value="73.14" table:style-name="ce1">
            <text:p>73,14</text:p>
          </table:table-cell>
          <table:table-cell table:number-columns-repeated="16381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float" office:value="65.86" table:style-name="ce1">
            <text:p>65,86</text:p>
          </table:table-cell>
          <table:table-cell office:value-type="float" office:value="73.63" table:style-name="ce1">
            <text:p>73,63</text:p>
          </table:table-cell>
          <table:table-cell table:number-columns-repeated="16381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66.36" table:style-name="ce1">
            <text:p>66,36</text:p>
          </table:table-cell>
          <table:table-cell office:value-type="float" office:value="74.12" table:style-name="ce1">
            <text:p>74,12</text:p>
          </table:table-cell>
          <table:table-cell table:number-columns-repeated="16381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float" office:value="66.86" table:style-name="ce1">
            <text:p>66,86</text:p>
          </table:table-cell>
          <table:table-cell office:value-type="float" office:value="74.59" table:style-name="ce1">
            <text:p>74,59</text:p>
          </table:table-cell>
          <table:table-cell table:number-columns-repeated="16381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float" office:value="67.319999999999993" table:style-name="ce1">
            <text:p>67,32</text:p>
          </table:table-cell>
          <table:table-cell office:value-type="float" office:value="75.040000000000006" table:style-name="ce1">
            <text:p>75,04</text:p>
          </table:table-cell>
          <table:table-cell table:number-columns-repeated="16381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float" office:value="67.8" table:style-name="ce1">
            <text:p>67,8</text:p>
          </table:table-cell>
          <table:table-cell office:value-type="float" office:value="75.489999999999995" table:style-name="ce1">
            <text:p>75,49</text:p>
          </table:table-cell>
          <table:table-cell table:number-columns-repeated="16381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float" office:value="68.27" table:style-name="ce1">
            <text:p>68,27</text:p>
          </table:table-cell>
          <table:table-cell office:value-type="float" office:value="75.930000000000007" table:style-name="ce1">
            <text:p>75,93</text:p>
          </table:table-cell>
          <table:table-cell table:number-columns-repeated="16381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float" office:value="68.73" table:style-name="ce1">
            <text:p>68,73</text:p>
          </table:table-cell>
          <table:table-cell office:value-type="float" office:value="76.36" table:style-name="ce1">
            <text:p>76,36</text:p>
          </table:table-cell>
          <table:table-cell table:number-columns-repeated="16381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float" office:value="69.180000000000007" table:style-name="ce1">
            <text:p>69,18</text:p>
          </table:table-cell>
          <table:table-cell office:value-type="float" office:value="76.77" table:style-name="ce1">
            <text:p>76,77</text:p>
          </table:table-cell>
          <table:table-cell table:number-columns-repeated="16381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float" office:value="69.62" table:style-name="ce1">
            <text:p>69,62</text:p>
          </table:table-cell>
          <table:table-cell office:value-type="float" office:value="77.17" table:style-name="ce1">
            <text:p>77,17</text:p>
          </table:table-cell>
          <table:table-cell table:number-columns-repeated="16381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float" office:value="70.06" table:style-name="ce1">
            <text:p>70,06</text:p>
          </table:table-cell>
          <table:table-cell office:value-type="float" office:value="77.569999999999993" table:style-name="ce1">
            <text:p>77,57</text:p>
          </table:table-cell>
          <table:table-cell table:number-columns-repeated="16381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float" office:value="70.489999999999995" table:style-name="ce1">
            <text:p>70,49</text:p>
          </table:table-cell>
          <table:table-cell office:value-type="float" office:value="77.959999999999994" table:style-name="ce1">
            <text:p>77,96</text:p>
          </table:table-cell>
          <table:table-cell table:number-columns-repeated="16381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float" office:value="70.900000000000006" table:style-name="ce1">
            <text:p>70,9</text:p>
          </table:table-cell>
          <table:table-cell office:value-type="float" office:value="78.34" table:style-name="ce1">
            <text:p>78,34</text:p>
          </table:table-cell>
          <table:table-cell table:number-columns-repeated="16381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float" office:value="71.319999999999993" table:style-name="ce1">
            <text:p>71,32</text:p>
          </table:table-cell>
          <table:table-cell office:value-type="float" office:value="78.709999999999994" table:style-name="ce1">
            <text:p>78,71</text:p>
          </table:table-cell>
          <table:table-cell table:number-columns-repeated="16381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float" office:value="71.72" table:style-name="ce1">
            <text:p>71,72</text:p>
          </table:table-cell>
          <table:table-cell office:value-type="float" office:value="79.069999999999993" table:style-name="ce1">
            <text:p>79,07</text:p>
          </table:table-cell>
          <table:table-cell table:number-columns-repeated="16381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float" office:value="72.13" table:style-name="ce1">
            <text:p>72,13</text:p>
          </table:table-cell>
          <table:table-cell office:value-type="float" office:value="79.42" table:style-name="ce1">
            <text:p>79,42</text:p>
          </table:table-cell>
          <table:table-cell table:number-columns-repeated="16381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float" office:value="72.510000000000005" table:style-name="ce1">
            <text:p>72,51</text:p>
          </table:table-cell>
          <table:table-cell office:value-type="float" office:value="79.77" table:style-name="ce1">
            <text:p>79,77</text:p>
          </table:table-cell>
          <table:table-cell table:number-columns-repeated="16381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float" office:value="72.89" table:style-name="ce1">
            <text:p>72,89</text:p>
          </table:table-cell>
          <table:table-cell office:value-type="float" office:value="80.099999999999994" table:style-name="ce1">
            <text:p>80,1</text:p>
          </table:table-cell>
          <table:table-cell table:number-columns-repeated="16381"/>
        </table:table-row>
        <table:table-row table:number-rows-repeated="10480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assilij</meta:initial-creator>
    <dc:creator>Olja</dc:creator>
    <meta:creation-date>2017-10-21T11:08:43Z</meta:creation-date>
    <dc:date>2017-10-23T19:01:23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f5f5f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3b3b3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614.9331496062992pt" svg:width="820.5640157480314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emperatur <text:s text:c="1"/>in °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Zeit in s</text:p>
            </chart:title>
            <chart:categories table:cell-range-address="Tabelle1.$A$2:.$A$545"/>
          </chart:axis>
          <chart:series chart:label-cell-address="Tabelle1.$B$1" chart:values-cell-range-address="Tabelle1.$B$2:.$B$545" chart:class="chart:line" chart:attached-axis="primary-y" chart:style-name="G0S0">
            <chart:data-point chart:repeated="544"/>
          </chart:series>
          <chart:series chart:label-cell-address="Tabelle1.$C$1" chart:values-cell-range-address="Tabelle1.$C$2:.$C$545" chart:class="chart:line" chart:attached-axis="primary-y" chart:style-name="G0S1">
            <chart:data-point chart:repeated="54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